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none" draw:textarea-vertical-align="middle" fo:min-height="1.442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solid" svg:stroke-width="0.009cm" svg:stroke-color="#c8c8c8" svg:stroke-opacity="100%" draw:stroke-linejoin="round" svg:stroke-linecap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1.558cm" fo:min-width="2.54cm" fo:padding-top="0.071cm" fo:padding-bottom="0.071cm" fo:padding-left="0.071cm" fo:padding-right="0.07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058cm" fo:min-width="2.54cm" fo:padding-top="0.071cm" fo:padding-bottom="0.071cm" fo:padding-left="0.071cm" fo:padding-right="0.07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solid" draw:fill-color="#41719c" draw:shadow="hidden"/>
    </style:style>
    <style:style style:name="gr10" style:family="graphic" style:parent-style-name="standard">
      <style:graphic-properties draw:stroke="solid" svg:stroke-width="0.026cm" svg:stroke-color="#31528f" svg:stroke-opacity="100%" draw:stroke-linejoin="round" svg:stroke-linecap="round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fill="none" draw:textarea-vertical-align="middle" fo:min-height="2.888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0.919cm" fo:min-width="2.54cm" fo:padding-top="0.071cm" fo:padding-bottom="0.071cm" fo:padding-left="0.071cm" fo:padding-right="0.07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975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stroke="none" draw:fill="none" draw:textarea-vertical-align="middle" fo:min-height="0.975cm" fo:min-width="2.54cm" fo:padding-top="0.071cm" fo:padding-bottom="0.071cm" fo:padding-left="0.071cm" fo:padding-right="0.07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3.028cm" fo:min-width="2.54cm" fo:padding-top="0.071cm" fo:padding-bottom="0.071cm" fo:padding-left="0.071cm" fo:padding-right="0.07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5.637cm" fo:min-width="2.54cm" fo:padding-top="0.071cm" fo:padding-bottom="0.071cm" fo:padding-left="0.071cm" fo:padding-right="0.07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3.023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208cm" fo:min-width="2.54cm" fo:padding-top="0.071cm" fo:padding-bottom="0.071cm" fo:padding-left="0.071cm" fo:padding-right="0.071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none" draw:fill="none" draw:textarea-vertical-align="middle" fo:min-height="6.717cm" fo:min-width="2.54cm" fo:padding-top="0.071cm" fo:padding-bottom="0.071cm" fo:padding-left="0.071cm" fo:padding-right="0.071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9.158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3.528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none" draw:fill="none" draw:textarea-vertical-align="middle" fo:min-height="3.052cm" fo:min-width="2.54cm" fo:padding-top="0.141cm" fo:padding-bottom="0.141cm" fo:padding-left="0.141cm" fo:padding-right="0.141cm"/>
      <style:paragraph-properties style:writing-mode="lr-tb"/>
    </style:style>
    <style:style style:name="gr25" style:family="graphic" style:parent-style-name="standard">
      <style:graphic-properties draw:stroke="none" draw:fill="none" draw:textarea-vertical-align="middle" fo:min-height="11.258cm" fo:min-width="2.54cm" fo:padding-top="0.071cm" fo:padding-bottom="0.071cm" fo:padding-left="0.071cm" fo:padding-right="0.07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1.532cm" fo:min-width="2.54cm" fo:padding-top="0.071cm" fo:padding-bottom="0.071cm" fo:padding-left="0.071cm" fo:padding-right="0.07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2.404cm" fo:min-width="2.54cm" fo:padding-top="0.071cm" fo:padding-bottom="0.071cm" fo:padding-left="0.071cm" fo:padding-right="0.07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middle" fo:min-height="4.727cm" fo:min-width="2.54cm" fo:padding-top="0.071cm" fo:padding-bottom="0.071cm" fo:padding-left="0.071cm" fo:padding-right="0.071cm"/>
      <style:paragraph-properties style:writing-mode="lr-tb"/>
    </style:style>
    <style:style style:name="gr29" style:family="graphic" style:parent-style-name="standard">
      <style:graphic-properties draw:stroke="none" draw:fill="none" draw:textarea-vertical-align="middle" fo:min-height="1.476cm" fo:min-width="2.54cm" fo:padding-top="0.071cm" fo:padding-bottom="0.071cm" fo:padding-left="0.071cm" fo:padding-right="0.071cm"/>
      <style:paragraph-properties style:writing-mode="lr-tb"/>
    </style:style>
    <style:style style:name="gr30" style:family="graphic" style:parent-style-name="standard">
      <style:graphic-properties draw:stroke="none" draw:fill="none" draw:textarea-vertical-align="middle" fo:min-height="2.758cm" fo:min-width="2.54cm" fo:padding-top="0.071cm" fo:padding-bottom="0.071cm" fo:padding-left="0.071cm" fo:padding-right="0.071cm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  <style:paragraph-properties style:writing-mode="lr-tb"/>
    </style:style>
    <style:style style:name="gr32" style:family="graphic" style:parent-style-name="standard">
      <style:graphic-properties draw:stroke="none" draw:fill="none" draw:textarea-vertical-align="middle" fo:min-height="1.582cm" fo:min-width="2.54cm" fo:padding-top="0.071cm" fo:padding-bottom="0.071cm" fo:padding-left="0.071cm" fo:padding-right="0.071cm"/>
      <style:paragraph-properties style:writing-mode="lr-tb"/>
    </style:style>
    <style:style style:name="gr33" style:family="graphic" style:parent-style-name="standard">
      <style:graphic-properties draw:stroke="none" draw:fill="none" draw:textarea-vertical-align="middle" fo:min-height="2.361cm" fo:min-width="2.54cm" fo:padding-top="0.071cm" fo:padding-bottom="0.071cm" fo:padding-left="0.071cm" fo:padding-right="0.071cm"/>
      <style:paragraph-properties style:writing-mode="lr-tb"/>
    </style:style>
    <style:style style:name="gr34" style:family="graphic" style:parent-style-name="standard">
      <style:graphic-properties draw:stroke="none" draw:fill="none" draw:textarea-vertical-align="middle" fo:min-height="1.524cm" fo:min-width="2.54cm" fo:padding-top="0.141cm" fo:padding-bottom="0.141cm" fo:padding-left="0.141cm" fo:padding-right="0.141cm"/>
      <style:paragraph-properties style:writing-mode="lr-tb"/>
    </style:style>
    <style:style style:name="gr35" style:family="graphic" style:parent-style-name="standard">
      <style:graphic-properties draw:stroke="none" draw:fill="none" draw:textarea-vertical-align="middle" fo:min-height="1.658cm" fo:min-width="2.54cm" fo:padding-top="0.071cm" fo:padding-bottom="0.071cm" fo:padding-left="0.071cm" fo:padding-right="0.071cm"/>
      <style:paragraph-properties style:writing-mode="lr-tb"/>
    </style:style>
    <style:style style:name="gr36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P1" style:family="paragraph">
      <loext:graphic-properties draw:fill="solid" draw:fill-color="#ffffff"/>
      <style:text-properties fo:color="#c9211e" loext:opacity="100%"/>
    </style:style>
    <style:style style:name="P2" style:family="paragraph">
      <loext:graphic-properties draw:fill="none"/>
      <style:text-properties fo:color="#c9211e" loext:opacity="100%"/>
    </style:style>
    <style:style style:name="P3" style:family="paragraph">
      <style:paragraph-properties fo:margin-left="0cm" fo:margin-right="0cm" fo:margin-top="0cm" fo:margin-bottom="0cm" fo:line-height="120%" fo:text-align="center" fo:text-indent="0cm"/>
      <style:text-properties fo:color="#c9211e" loext:opacity="100%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c9211e" loext:opacity="100%"/>
    </style:style>
    <style:style style:name="P5" style:family="paragraph">
      <style:paragraph-properties fo:margin-left="0cm" fo:margin-right="0cm" fo:margin-top="0cm" fo:margin-bottom="0cm" fo:line-height="120%" fo:text-align="center" fo:text-indent="0cm"/>
      <style:text-properties fo:color="#000000" loext:opacity="100%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000000" loext:opacity="100%"/>
    </style:style>
    <style:style style:name="P7" style:family="paragraph">
      <loext:graphic-properties draw:fill="solid" draw:fill-color="#41719c"/>
      <style:text-properties fo:color="#c9211e" loext:opacity="100%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feffff" loext:opacity="100%" style:font-name="Calibri1" fo:font-size="12pt" style:font-name-asian="Calibri1" style:font-size-asian="12pt" style:font-name-complex="Calibri1" style:font-size-complex="12pt"/>
    </style:style>
    <style:style style:name="T4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style:style style:name="T5" style:family="text">
      <style:text-properties fo:color="#feffff" loext:opacity="100%" style:font-name="Calibri1" fo:font-size="8pt" style:font-name-asian="Calibri1" style:font-size-asian="8pt" style:font-name-complex="Calibri1" style:font-size-complex="8pt"/>
    </style:style>
    <style:style style:name="T6" style:family="text">
      <style:text-properties fo:color="#000000" loext:opacity="100%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7" style:family="text">
      <style:text-properties fo:color="#000000" loext:opacity="100%" style:font-name="Calibri1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T8" style:family="text">
      <style:text-properties fo:color="#ffffff" loext:opacity="100%" style:font-name="Calibri1" fo:font-size="8pt" style:font-name-asian="Calibri1" style:font-size-asian="8pt" style:font-name-complex="Calibri1" style:font-size-complex="8pt"/>
    </style:style>
    <style:style style:name="T9" style:family="text">
      <style:text-properties fo:color="#000000" loext:opacity="100%" style:font-name="Calibri1" fo:font-size="12.6000003814697pt" style:font-name-asian="Calibri1" style:font-size-asian="12.6000003814697pt" style:font-name-complex="Calibri1" style:font-size-complex="12.6000003814697pt"/>
    </style:style>
    <style:style style:name="T10" style:family="text">
      <style:text-properties fo:color="#000000" loext:opacity="100%" style:font-name="Calibri1" fo:font-size="13pt" style:font-name-asian="Calibri1" style:font-size-asian="13pt" style:font-name-complex="Calibri1" style:font-size-complex="13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ide-1" draw:style-name="dp1" draw:master-page-name="PM0">
        <draw:g>
          <draw:g>
            <draw:polygon draw:style-name="gr1" draw:text-style-name="P1" draw:layer="layout" svg:width="5.471cm" svg:height="1.724cm" svg:x="3.069cm" svg:y="17.796cm" svg:viewBox="0 0 5472 1725" draw:points="0,1725 5472,1725 5472,0 0,0">
              <text:p/>
            </draw:polygon>
            <draw:polygon draw:style-name="gr2" draw:text-style-name="P2" draw:layer="layout" svg:width="5.471cm" svg:height="1.724cm" svg:x="3.069cm" svg:y="17.796cm" svg:viewBox="0 0 5472 1725" draw:points="0,1725 5472,1725 5472,0 0,0">
              <text:p/>
            </draw:polygon>
          </draw:g>
          <draw:frame draw:style-name="gr3" draw:text-style-name="P4" draw:layer="layout" svg:width="5.471cm" svg:height="1.807cm" svg:x="3.069cm" svg:y="17.755cm">
            <draw:text-box>
              <text:p text:style-name="P3"><text:span text:style-name="T1">Har du haft uafbrudt ophold i Danmark i 9 år eller mere? (beskriv???)</text:span></text:p>
            </draw:text-box>
          </draw:frame>
        </draw:g>
        <draw:g>
          <draw:g>
            <draw:polygon draw:style-name="gr1" draw:text-style-name="P1" draw:layer="layout" svg:width="5.45cm" svg:height="1.5cm" svg:x="2.974cm" svg:y="33.999cm" svg:viewBox="0 0 5451 1501" draw:points="0,1501 5451,1501 5451,0 0,0">
              <text:p/>
            </draw:polygon>
            <draw:polygon draw:style-name="gr4" draw:text-style-name="P2" draw:layer="layout" svg:width="5.45cm" svg:height="1.5cm" svg:x="2.974cm" svg:y="33.999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974cm" svg:y="33.999cm">
            <draw:text-box>
              <text:p text:style-name="P5"><text:span text:style-name="T1">Har du begået kriminalitet i udlandet?</text:span></text:p>
            </draw:text-box>
          </draw:frame>
        </draw:g>
        <draw:g>
          <draw:g>
            <draw:polygon draw:style-name="gr1" draw:text-style-name="P1" draw:layer="layout" svg:width="5.45cm" svg:height="1.7cm" svg:x="2.817cm" svg:y="61.738cm" svg:viewBox="0 0 5451 1701" draw:points="0,1701 5451,1701 5451,0 0,0">
              <text:p/>
            </draw:polygon>
            <draw:polygon draw:style-name="gr4" draw:text-style-name="P2" draw:layer="layout" svg:width="5.45cm" svg:height="1.7cm" svg:x="2.817cm" svg:y="61.738cm" svg:viewBox="0 0 5451 1701" draw:points="0,1701 5451,1701 5451,0 0,0">
              <text:p/>
            </draw:polygon>
          </draw:g>
          <draw:frame draw:style-name="gr6" draw:text-style-name="P6" draw:layer="layout" svg:width="5.45cm" svg:height="1.7cm" svg:x="2.817cm" svg:y="61.738cm">
            <draw:text-box>
              <text:p text:style-name="P5"><text:span text:style-name="T1">Har du forfalden gæld til det offentlige? (indfør definition???)</text:span></text:p>
            </draw:text-box>
          </draw:frame>
        </draw:g>
        <draw:g>
          <draw:g>
            <draw:polygon draw:style-name="gr1" draw:text-style-name="P1" draw:layer="layout" svg:width="5.45cm" svg:height="1.7cm" svg:x="2.816cm" svg:y="58.252cm" svg:viewBox="0 0 5451 1701" draw:points="0,1701 5451,1701 5451,0 0,0">
              <text:p/>
            </draw:polygon>
            <draw:polygon draw:style-name="gr4" draw:text-style-name="P2" draw:layer="layout" svg:width="5.45cm" svg:height="1.7cm" svg:x="2.816cm" svg:y="58.252cm" svg:viewBox="0 0 5451 1701" draw:points="0,1701 5451,1701 5451,0 0,0">
              <text:p/>
            </draw:polygon>
          </draw:g>
          <draw:frame draw:style-name="gr6" draw:text-style-name="P6" draw:layer="layout" svg:width="5.45cm" svg:height="1.7cm" svg:x="2.816cm" svg:y="58.252cm">
            <draw:text-box>
              <text:p text:style-name="P5"><text:span text:style-name="T1">Har du fået en bøde på 3000DKK eller mere indenfor de sidste 4,5 år?</text:span></text:p>
            </draw:text-box>
          </draw:frame>
        </draw:g>
        <draw:g>
          <draw:g>
            <draw:polygon draw:style-name="gr1" draw:text-style-name="P1" draw:layer="layout" svg:width="5.45cm" svg:height="2.2cm" svg:x="2.973cm" svg:y="30.542cm" svg:viewBox="0 0 5451 2201" draw:points="0,2201 5451,2201 5451,0 0,0">
              <text:p/>
            </draw:polygon>
            <draw:polygon draw:style-name="gr4" draw:text-style-name="P2" draw:layer="layout" svg:width="5.45cm" svg:height="2.2cm" svg:x="2.973cm" svg:y="30.542cm" svg:viewBox="0 0 5451 2201" draw:points="0,2201 5451,2201 5451,0 0,0">
              <text:p/>
            </draw:polygon>
          </draw:g>
          <draw:frame draw:style-name="gr7" draw:text-style-name="P6" draw:layer="layout" svg:width="5.45cm" svg:height="2.2cm" svg:x="2.973cm" svg:y="30.542cm">
            <draw:text-box>
              <text:p text:style-name="P5"><text:span text:style-name="T1">Har du haft permanent (tidsubegrænset) opholdstilladelse i 2 år eller mere?</text:span></text:p>
            </draw:text-box>
          </draw:frame>
        </draw:g>
        <draw:g>
          <draw:g>
            <draw:polygon draw:style-name="gr1" draw:text-style-name="P1" draw:layer="layout" svg:width="5.45cm" svg:height="1.7cm" svg:x="2.762cm" svg:y="81.496cm" svg:viewBox="0 0 5451 1701" draw:points="0,1701 5451,1701 5451,0 0,0">
              <text:p/>
            </draw:polygon>
            <draw:polygon draw:style-name="gr4" draw:text-style-name="P2" draw:layer="layout" svg:width="5.45cm" svg:height="1.7cm" svg:x="2.762cm" svg:y="81.496cm" svg:viewBox="0 0 5451 1701" draw:points="0,1701 5451,1701 5451,0 0,0">
              <text:p/>
            </draw:polygon>
          </draw:g>
          <draw:frame draw:style-name="gr6" draw:text-style-name="P6" draw:layer="layout" svg:width="5.45cm" svg:height="1.7cm" svg:x="2.762cm" svg:y="81.496cm">
            <draw:text-box>
              <text:p text:style-name="P5"><text:span text:style-name="T1">Har du på nuværende tidspunkt ordinær fuldstidsbeskæftigelse? (lin</text:span><text:span text:style-name="T2">k???)</text:span></text:p>
            </draw:text-box>
          </draw:frame>
        </draw:g>
        <draw:g>
          <draw:g>
            <draw:polygon draw:style-name="gr1" draw:text-style-name="P1" draw:layer="layout" svg:width="5.45cm" svg:height="2.2cm" svg:x="2.762cm" svg:y="76.909cm" svg:viewBox="0 0 5451 2201" draw:points="0,2201 5451,2201 5451,0 0,0">
              <text:p/>
            </draw:polygon>
            <draw:polygon draw:style-name="gr4" draw:text-style-name="P2" draw:layer="layout" svg:width="5.45cm" svg:height="2.2cm" svg:x="2.762cm" svg:y="76.909cm" svg:viewBox="0 0 5451 2201" draw:points="0,2201 5451,2201 5451,0 0,0">
              <text:p/>
            </draw:polygon>
          </draw:g>
          <draw:frame draw:style-name="gr7" draw:text-style-name="P6" draw:layer="layout" svg:width="5.45cm" svg:height="2.2cm" svg:x="2.762cm" svg:y="76.909cm">
            <draw:text-box>
              <text:p text:style-name="P5"><text:span text:style-name="T1">Har du været i ordinær fuldtidsbeskæftigelse i mindst 3,5 år af de seneste 4 år? (link?</text:span><text:span text:style-name="T2">??)</text:span></text:p>
            </draw:text-box>
          </draw:frame>
        </draw:g>
        <draw:g>
          <draw:g>
            <draw:polygon draw:style-name="gr1" draw:text-style-name="P1" draw:layer="layout" svg:width="5.505cm" svg:height="2.2cm" svg:x="2.817cm" svg:y="65.575cm" svg:viewBox="0 0 5506 2201" draw:points="0,2201 5506,2201 5506,0 0,0">
              <text:p/>
            </draw:polygon>
            <draw:polygon draw:style-name="gr4" draw:text-style-name="P2" draw:layer="layout" svg:width="5.505cm" svg:height="2.2cm" svg:x="2.817cm" svg:y="65.575cm" svg:viewBox="0 0 5506 2201" draw:points="0,2201 5506,2201 5506,0 0,0">
              <text:p/>
            </draw:polygon>
          </draw:g>
          <draw:frame draw:style-name="gr7" draw:text-style-name="P6" draw:layer="layout" svg:width="5.505cm" svg:height="2.2cm" svg:x="2.817cm" svg:y="65.575cm">
            <draw:text-box>
              <text:p text:style-name="P5"><text:span text:style-name="T1">Har du modtaget hjælp efter lov om aktiv socialpolitik eller integrationsloven inden for de seneste 2 år?</text:span></text:p>
            </draw:text-box>
          </draw:frame>
        </draw:g>
        <draw:g>
          <draw:g>
            <draw:polygon draw:style-name="gr1" draw:text-style-name="P1" draw:layer="layout" svg:width="5.45cm" svg:height="1.5cm" svg:x="2.893cm" svg:y="8.533cm" svg:viewBox="0 0 5451 1501" draw:points="0,1501 5451,1501 5451,0 0,0">
              <text:p/>
            </draw:polygon>
            <draw:polygon draw:style-name="gr4" draw:text-style-name="P2" draw:layer="layout" svg:width="5.45cm" svg:height="1.5cm" svg:x="2.893cm" svg:y="8.533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893cm" svg:y="8.533cm">
            <draw:text-box>
              <text:p text:style-name="P5"><text:span text:style-name="T1">Er du over 18 år gammel?</text:span></text:p>
            </draw:text-box>
          </draw:frame>
        </draw:g>
        <draw:g>
          <draw:line draw:style-name="gr2" draw:text-style-name="P2" draw:layer="layout" svg:x1="8.54cm" svg:y1="18.658cm" svg:x2="11.599cm" svg:y2="18.658cm">
            <text:p/>
          </draw:line>
          <draw:frame draw:style-name="gr8" draw:text-style-name="P4" draw:layer="layout" svg:width="2.117cm" svg:height="0.791cm" svg:x="9.011cm" svg:y="18.263cm">
            <draw:text-box>
              <text:p text:style-name="P3"><text:span text:style-name="T1">Nej</text:span></text:p>
            </draw:text-box>
          </draw:frame>
        </draw:g>
        <draw:g>
          <draw:g>
            <draw:polygon draw:style-name="gr1" draw:text-style-name="P1" draw:layer="layout" svg:width="5.45cm" svg:height="1.5cm" svg:x="2.914cm" svg:y="5.27cm" svg:viewBox="0 0 5451 1501" draw:points="0,1501 5451,1501 5451,0 0,0">
              <text:p/>
            </draw:polygon>
            <draw:polygon draw:style-name="gr4" draw:text-style-name="P2" draw:layer="layout" svg:width="5.45cm" svg:height="1.5cm" svg:x="2.914cm" svg:y="5.27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914cm" svg:y="5.27cm">
            <draw:text-box>
              <text:p text:style-name="P5"><text:span text:style-name="T1">Er du flygtning, statsløs eller tilsvarende?</text:span></text:p>
            </draw:text-box>
          </draw:frame>
        </draw:g>
        <draw:g>
          <draw:g>
            <draw:polygon draw:style-name="gr1" draw:text-style-name="P1" draw:layer="layout" svg:width="5.45cm" svg:height="1.7cm" svg:x="2.762cm" svg:y="85.583cm" svg:viewBox="0 0 5451 1701" draw:points="0,1701 5451,1701 5451,0 0,0">
              <text:p/>
            </draw:polygon>
            <draw:polygon draw:style-name="gr4" draw:text-style-name="P2" draw:layer="layout" svg:width="5.45cm" svg:height="1.7cm" svg:x="2.762cm" svg:y="85.583cm" svg:viewBox="0 0 5451 1701" draw:points="0,1701 5451,1701 5451,0 0,0">
              <text:p/>
            </draw:polygon>
          </draw:g>
          <draw:frame draw:style-name="gr6" draw:text-style-name="P6" draw:layer="layout" svg:width="5.45cm" svg:height="1.7cm" svg:x="2.762cm" svg:y="85.583cm">
            <draw:text-box>
              <text:p text:style-name="P5"><text:span text:style-name="T1">Forventer du at i ordinær fuldtidsbeskæftigelse når lovforslaget fremsættes? *</text:span></text:p>
            </draw:text-box>
          </draw:frame>
        </draw:g>
        <draw:g>
          <draw:g>
            <draw:polygon draw:style-name="gr1" draw:text-style-name="P1" draw:layer="layout" svg:width="5.45cm" svg:height="1.7cm" svg:x="19.126cm" svg:y="67.141cm" svg:viewBox="0 0 5451 1701" draw:points="0,1701 5451,1701 5451,0 0,0">
              <text:p/>
            </draw:polygon>
            <draw:polygon draw:style-name="gr4" draw:text-style-name="P2" draw:layer="layout" svg:width="5.45cm" svg:height="1.7cm" svg:x="19.126cm" svg:y="67.141cm" svg:viewBox="0 0 5451 1701" draw:points="0,1701 5451,1701 5451,0 0,0">
              <text:p/>
            </draw:polygon>
          </draw:g>
          <draw:frame draw:style-name="gr6" draw:text-style-name="P6" draw:layer="layout" svg:width="5.45cm" svg:height="1.7cm" svg:x="19.126cm" svg:y="67.141cm">
            <draw:text-box>
              <text:p text:style-name="P5"><text:span text:style-name="T1">Er du villig til at fysisk give hånd til en borgmester til grundlovsceremonien?</text:span></text:p>
            </draw:text-box>
          </draw:frame>
        </draw:g>
        <draw:g>
          <draw:polyline draw:style-name="gr2" draw:text-style-name="P2" draw:layer="layout" svg:width="0.021cm" svg:height="1.763cm" svg:x="5.618cm" svg:y="6.771cm" svg:viewBox="0 0 22 1764" draw:points="22,0 22,448 0,448 0,1764">
            <text:p/>
          </draw:polyline>
          <draw:frame draw:style-name="gr8" draw:text-style-name="P4" draw:layer="layout" svg:width="2.117cm" svg:height="0.791cm" svg:x="4.56cm" svg:y="7.246cm">
            <draw:text-box>
              <text:p text:style-name="P3"><text:span text:style-name="T1">Nej</text:span></text:p>
            </draw:text-box>
          </draw:frame>
        </draw:g>
        <draw:g>
          <draw:line draw:style-name="gr2" draw:text-style-name="P2" draw:layer="layout" svg:x1="8.364cm" svg:y1="6.021cm" svg:x2="10.783cm" svg:y2="6.021cm">
            <text:p/>
          </draw:line>
          <draw:frame draw:style-name="gr8" draw:text-style-name="P4" draw:layer="layout" svg:width="2.117cm" svg:height="0.791cm" svg:x="8.515cm" svg:y="5.625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3.89cm" svg:height="1.5cm" svg:x="10.783cm" svg:y="5.27cm" svg:viewBox="0 0 3891 1501" svg:d="M750 1501h2391c131 0 261-35 375-101 114-65 209-160 274-274 66-114 101-244 101-376 0-131-35-261-101-375-65-114-160-209-274-274-114-66-244-101-375-101h-2391c-131 0-261 35-375 101-114 65-209 160-274 274-66 114-101 244-101 376 0 131 35 261 101 375 65 114 160 209 274 274 114 66 244 101 375 101z">
              <text:p/>
            </draw:path>
            <draw:path draw:style-name="gr10" draw:text-style-name="P2" draw:layer="layout" svg:width="3.89cm" svg:height="1.5cm" svg:x="10.783cm" svg:y="5.27cm" svg:viewBox="0 0 3891 1501" svg:d="M750 1501h2391c131 0 261-35 375-101 114-65 209-160 274-274 66-114 101-244 101-376 0-131-35-261-101-375-65-114-160-209-274-274-114-66-244-101-375-101h-2391c-131 0-261 35-375 101-114 65-209 160-274 274-66 114-101 244-101 376 0 131 35 261 101 375 65 114 160 209 274 274 114 66 244 101 375 101z">
              <text:p/>
            </draw:path>
          </draw:g>
          <draw:frame draw:style-name="gr5" draw:text-style-name="P4" draw:layer="layout" svg:width="3.89cm" svg:height="1.5cm" svg:x="10.783cm" svg:y="5.27cm">
            <draw:text-box>
              <text:p text:style-name="P3"><text:span text:style-name="T3">Er du født som statsløs?</text:span></text:p>
            </draw:text-box>
          </draw:frame>
        </draw:g>
        <draw:g>
          <draw:line draw:style-name="gr2" draw:text-style-name="P2" draw:layer="layout" svg:x1="5.618cm" svg:y1="10.033cm" svg:x2="5.618cm" svg:y2="11.351cm">
            <text:p/>
          </draw:line>
          <draw:frame draw:style-name="gr8" draw:text-style-name="P4" draw:layer="layout" svg:width="2.117cm" svg:height="0.791cm" svg:x="4.56cm" svg:y="10.297cm">
            <draw:text-box>
              <text:p text:style-name="P3"><text:span text:style-name="T1">Nej</text:span></text:p>
            </draw:text-box>
          </draw:frame>
        </draw:g>
        <draw:g>
          <draw:g>
            <draw:polygon draw:style-name="gr1" draw:text-style-name="P1" draw:layer="layout" svg:width="5.471cm" svg:height="3.17cm" svg:x="2.871cm" svg:y="11.351cm" svg:viewBox="0 0 5472 3171" draw:points="0,3171 5472,3171 5472,0 0,0">
              <text:p/>
            </draw:polygon>
            <draw:polygon draw:style-name="gr2" draw:text-style-name="P2" draw:layer="layout" svg:width="5.471cm" svg:height="3.17cm" svg:x="2.871cm" svg:y="11.351cm" svg:viewBox="0 0 5472 3171" draw:points="0,3171 5472,3171 5472,0 0,0">
              <text:p/>
            </draw:polygon>
          </draw:g>
          <draw:frame draw:style-name="gr11" draw:text-style-name="P4" draw:layer="layout" svg:width="5.471cm" svg:height="3.17cm" svg:x="2.871cm" svg:y="11.351cm">
            <draw:text-box>
              <text:p text:style-name="P3"><text:span text:style-name="T4">Er du en af følgende:</text:span></text:p>
              <text:p text:style-name="P3"><text:span text:style-name="T4">- Opholdende i udlandet pga arbejde for danske interesser</text:span></text:p>
            </draw:text-box>
          </draw:frame>
        </draw:g>
        <draw:g>
          <draw:g>
            <draw:path draw:style-name="gr9" draw:text-style-name="P7" draw:layer="layout" svg:width="4.788cm" svg:height="1.061cm" svg:x="11.924cm" svg:y="9.505cm" svg:viewBox="0 0 4789 1062" svg:d="M531 1062h3728c93 0 185-25 265-71 81-47 148-114 194-194 47-81 71-173 71-266s-24-185-71-266c-46-80-113-147-194-194-80-46-172-71-265-71h-3728c-93 0-185 25-265 71-81 47-148 114-194 195-47 80-72 172-72 265s25 185 72 266c46 80 113 147 194 194 80 46 172 71 265 71z">
              <text:p/>
            </draw:path>
            <draw:path draw:style-name="gr10" draw:text-style-name="P2" draw:layer="layout" svg:width="4.788cm" svg:height="1.061cm" svg:x="11.924cm" svg:y="9.505cm" svg:viewBox="0 0 4789 1062" svg:d="M531 1062h3728c93 0 185-25 265-71 81-47 148-114 194-194 47-81 71-173 71-266s-24-185-71-266c-46-80-113-147-194-194-80-46-172-71-265-71h-3728c-93 0-185 25-265 71-81 47-148 114-194 195-47 80-72 172-72 265s25 185 72 266c46 80 113 147 194 194 80 46 172 71 265 71z">
              <text:p/>
            </draw:path>
          </draw:g>
          <draw:frame draw:style-name="gr12" draw:text-style-name="P4" draw:layer="layout" svg:width="4.788cm" svg:height="1.061cm" svg:x="11.924cm" svg:y="9.505cm">
            <draw:text-box>
              <text:p text:style-name="P3"><text:span text:style-name="T5">Har du boet i Danmark de sidste 7 år?</text:span></text:p>
            </draw:text-box>
          </draw:frame>
        </draw:g>
        <draw:g>
          <draw:line draw:style-name="gr2" draw:text-style-name="P2" draw:layer="layout" svg:x1="8.342cm" svg:y1="11.681cm" svg:x2="11.924cm" svg:y2="10.036cm">
            <text:p/>
          </draw:line>
          <draw:frame draw:style-name="gr13" draw:text-style-name="P4" draw:layer="layout" svg:width="3.183cm" svg:height="0.706cm" svg:x="8.541cm" svg:y="10.505cm">
            <draw:text-box>
              <text:p text:style-name="P3"><text:span text:style-name="T4">Nordisk statsborger</text:span></text:p>
            </draw:text-box>
          </draw:frame>
        </draw:g>
        <draw:g>
          <draw:g>
            <draw:path draw:style-name="gr9" draw:text-style-name="P7" draw:layer="layout" svg:width="4.788cm" svg:height="1.061cm" svg:x="15.541cm" svg:y="11.351cm" svg:viewBox="0 0 4789 1062" svg:d="M531 1062h3728c93 0 185-25 265-71 81-47 148-114 194-194 47-81 71-173 71-266s-24-185-71-266c-46-80-113-147-194-194-80-46-172-71-265-71h-3728c-93 0-185 25-265 71-81 47-148 114-194 195-47 80-72 172-72 265s25 185 72 266c46 80 113 147 194 194 80 46 172 71 265 71z">
              <text:p/>
            </draw:path>
            <draw:path draw:style-name="gr10" draw:text-style-name="P2" draw:layer="layout" svg:width="4.788cm" svg:height="1.061cm" svg:x="15.541cm" svg:y="11.351cm" svg:viewBox="0 0 4789 1062" svg:d="M531 1062h3728c93 0 185-25 265-71 81-47 148-114 194-194 47-81 71-173 71-266s-24-185-71-266c-46-80-113-147-194-194-80-46-172-71-265-71h-3728c-93 0-185 25-265 71-81 47-148 114-194 195-47 80-72 172-72 265s25 185 72 266c46 80 113 147 194 194 80 46 172 71 265 71z">
              <text:p/>
            </draw:path>
          </draw:g>
          <draw:frame draw:style-name="gr12" draw:text-style-name="P4" draw:layer="layout" svg:width="4.788cm" svg:height="1.061cm" svg:x="15.541cm" svg:y="11.351cm">
            <draw:text-box>
              <text:p text:style-name="P3"><text:span text:style-name="T5">Du kan søge statsborgerskab gennem erklæring</text:span></text:p>
            </draw:text-box>
          </draw:frame>
        </draw:g>
        <draw:g>
          <draw:g>
            <draw:path draw:style-name="gr9" draw:text-style-name="P7" draw:layer="layout" svg:width="4.787cm" svg:height="1.117cm" svg:x="15.117cm" svg:y="13.101cm" svg:viewBox="0 0 4788 1118" svg:d="M558 1118h3672c98 0 194-26 279-75s155-120 204-204c49-85 75-182 75-280s-26-195-75-280c-49-84-119-155-204-204s-181-75-279-75h-3672c-98 0-194 26-279 75s-155 120-204 205c-49 84-75 181-75 279s26 195 75 280c49 84 119 155 204 204s181 75 279 75z">
              <text:p/>
            </draw:path>
            <draw:path draw:style-name="gr10" draw:text-style-name="P2" draw:layer="layout" svg:width="4.787cm" svg:height="1.117cm" svg:x="15.117cm" svg:y="13.101cm" svg:viewBox="0 0 4788 1118" svg:d="M558 1118h3672c98 0 194-26 279-75s155-120 204-204c49-85 75-182 75-280s-26-195-75-280c-49-84-119-155-204-204s-181-75-279-75h-3672c-98 0-194 26-279 75s-155 120-204 205c-49 84-75 181-75 279s26 195 75 280c49 84 119 155 204 204s181 75 279 75z">
              <text:p/>
            </draw:path>
          </draw:g>
          <draw:frame draw:style-name="gr14" draw:text-style-name="P2" draw:layer="layout" svg:width="4.788cm" svg:height="1.117cm" svg:x="15.117cm" svg:y="13.101cm">
            <draw:text-box>
              <text:p/>
            </draw:text-box>
          </draw:frame>
        </draw:g>
        <draw:g>
          <draw:line draw:style-name="gr2" draw:text-style-name="P2" draw:layer="layout" svg:x1="8.342cm" svg:y1="12.647cm" svg:x2="15.542cm" svg:y2="11.882cm">
            <text:p/>
          </draw:line>
          <draw:frame draw:style-name="gr13" draw:text-style-name="P4" draw:layer="layout" svg:width="4.24cm" svg:height="0.706cm" svg:x="9.822cm" svg:y="11.911cm">
            <draw:text-box>
              <text:p text:style-name="P3"><text:span text:style-name="T4">Tidligere dansk statsborger</text:span></text:p>
            </draw:text-box>
          </draw:frame>
        </draw:g>
        <draw:g>
          <draw:line draw:style-name="gr2" draw:text-style-name="P2" draw:layer="layout" svg:x1="8.342cm" svg:y1="13.103cm" svg:x2="15.137cm" svg:y2="13.517cm">
            <text:p/>
          </draw:line>
          <draw:frame draw:style-name="gr13" draw:text-style-name="P4" draw:layer="layout" svg:width="3.04cm" svg:height="0.706cm" svg:x="10.219cm" svg:y="12.956cm">
            <draw:text-box>
              <text:p text:style-name="P3"><text:span text:style-name="T4">Af dansk herkomst</text:span></text:p>
            </draw:text-box>
          </draw:frame>
        </draw:g>
        <draw:g>
          <draw:line draw:style-name="gr2" draw:text-style-name="P2" draw:layer="layout" svg:x1="5.706cm" svg:y1="14.521cm" svg:x2="5.706cm" svg:y2="17.795cm">
            <text:p/>
          </draw:line>
          <draw:frame draw:style-name="gr8" draw:text-style-name="P4" draw:layer="layout" svg:width="2.117cm" svg:height="0.791cm" svg:x="4.647cm" svg:y="15.763cm">
            <draw:text-box>
              <text:p text:style-name="P3"><text:span text:style-name="T1">Nej</text:span></text:p>
            </draw:text-box>
          </draw:frame>
        </draw:g>
        <draw:line draw:style-name="gr2" draw:text-style-name="P2" draw:layer="layout" svg:x1="16.712cm" svg:y1="10.047cm" svg:x2="18.31cm" svg:y2="10.056cm">
          <text:p/>
        </draw:line>
        <draw:g>
          <draw:g>
            <draw:path draw:style-name="gr9" draw:text-style-name="P7" draw:layer="layout" svg:width="3.89cm" svg:height="1.117cm" svg:x="18.308cm" svg:y="9.505cm" svg:viewBox="0 0 3891 1118" svg:d="M559 1118h2774c98 0 194-26 279-75s156-120 205-204c49-85 74-182 74-280s-25-195-74-280c-49-84-120-155-205-204s-181-75-279-75h-2774c-98 0-194 26-279 75s-156 120-205 205c-49 84-75 181-75 279s26 195 75 280c49 84 120 155 205 204s181 75 279 75z">
              <text:p/>
            </draw:path>
            <draw:path draw:style-name="gr10" draw:text-style-name="P2" draw:layer="layout" svg:width="3.89cm" svg:height="1.117cm" svg:x="18.308cm" svg:y="9.505cm" svg:viewBox="0 0 3891 1118" svg:d="M559 1118h2774c98 0 194-26 279-75s156-120 205-204c49-85 74-182 74-280s-25-195-74-280c-49-84-120-155-205-204s-181-75-279-75h-2774c-98 0-194 26-279 75s-156 120-205 205c-49 84-75 181-75 279s26 195 75 280c49 84 120 155 205 204s181 75 279 75z">
              <text:p/>
            </draw:path>
          </draw:g>
          <draw:frame draw:style-name="gr15" draw:text-style-name="P4" draw:layer="layout" svg:width="3.89cm" svg:height="1.117cm" svg:x="18.308cm" svg:y="9.505cm">
            <draw:text-box>
              <text:p text:style-name="P3"><text:span text:style-name="T5">Har du været idømt frihedsstraf eller tilsvarende?</text:span></text:p>
            </draw:text-box>
          </draw:frame>
        </draw:g>
        <draw:g>
          <draw:g>
            <draw:polygon draw:style-name="gr1" draw:text-style-name="P1" draw:layer="layout" svg:width="4.788cm" svg:height="1.061cm" svg:x="24.457cm" svg:y="9.475cm" svg:viewBox="0 0 4789 1062" draw:points="599,1062 4189,1062 4789,530 4189,0 599,0 0,530">
              <text:p/>
            </draw:polygon>
            <draw:polygon draw:style-name="gr4" draw:text-style-name="P2" draw:layer="layout" svg:width="4.788cm" svg:height="1.061cm" svg:x="24.457cm" svg:y="9.475cm" svg:viewBox="0 0 4789 1062" draw:points="599,1062 4189,1062 4789,530 4189,0 599,0 0,530">
              <text:p/>
            </draw:polygon>
          </draw:g>
          <draw:frame draw:style-name="gr12" draw:text-style-name="P6" draw:layer="layout" svg:width="3.588cm" svg:height="1.061cm" svg:x="25.057cm" svg:y="9.475cm">
            <draw:text-box>
              <text:p text:style-name="P5"><text:span text:style-name="T2">Du kan søge statsborgerskab gennem erklæring</text:span></text:p>
            </draw:text-box>
          </draw:frame>
        </draw:g>
        <draw:line draw:style-name="gr2" draw:text-style-name="P2" draw:layer="layout" svg:x1="22.198cm" svg:y1="10.038cm" svg:x2="24.459cm" svg:y2="10.006cm">
          <text:p/>
        </draw:line>
        <draw:g>
          <draw:g>
            <draw:polygon draw:style-name="gr1" draw:text-style-name="P1" draw:layer="layout" svg:width="10.347cm" svg:height="3.17cm" svg:x="38.882cm" svg:y="1.173cm" svg:viewBox="0 0 10348 3171" draw:points="599,3171 9748,3171 10348,1585 9748,0 599,0 0,1585">
              <text:p/>
            </draw:polygon>
            <draw:polygon draw:style-name="gr4" draw:text-style-name="P2" draw:layer="layout" svg:width="10.347cm" svg:height="3.17cm" svg:x="38.882cm" svg:y="1.173cm" svg:viewBox="0 0 10348 3171" draw:points="599,3171 9748,3171 10348,1585 9748,0 599,0 0,1585">
              <text:p/>
            </draw:polygon>
          </draw:g>
          <draw:frame draw:style-name="gr16" draw:text-style-name="P6" draw:layer="layout" svg:width="9.147cm" svg:height="3.17cm" svg:x="39.482cm" svg:y="1.173cm">
            <draw:text-box>
              <text:p text:style-name="P5"><text:span text:style-name="T1">Sidenote:</text:span></text:p>
              <text:p text:style-name="P5"><text:span text:style-name="T1">Der er mulighed for at søge dispensation for et eller flere krav, igennem indfødsretsudvalget. Her bliver din ansøgning om dispensation vurderet af 17 politikere. Læs mere her</text:span></text:p>
            </draw:text-box>
          </draw:frame>
        </draw:g>
        <draw:g>
          <draw:line draw:style-name="gr2" draw:text-style-name="P2" draw:layer="layout" svg:x1="5.697cm" svg:y1="19.52cm" svg:x2="5.697cm" svg:y2="30.542cm">
            <text:p/>
          </draw:line>
          <draw:frame draw:style-name="gr8" draw:text-style-name="P4" draw:layer="layout" svg:width="2.117cm" svg:height="0.791cm" svg:x="4.639cm" svg:y="24.636cm">
            <draw:text-box>
              <text:p text:style-name="P3"><text:span text:style-name="T1">Ja</text:span></text:p>
            </draw:text-box>
          </draw:frame>
        </draw:g>
        <draw:g>
          <draw:polyline draw:style-name="gr2" draw:text-style-name="P2" draw:layer="layout" svg:width="0.001cm" svg:height="1.257cm" svg:x="5.697cm" svg:y="32.743cm" svg:viewBox="0 0 2 1258" draw:points="0,0 0,448 2,448 2,1258">
            <text:p/>
          </draw:polyline>
          <draw:frame draw:style-name="gr8" draw:text-style-name="P4" draw:layer="layout" svg:width="2.117cm" svg:height="0.791cm" svg:x="4.64cm" svg:y="32.975cm">
            <draw:text-box>
              <text:p text:style-name="P3"><text:span text:style-name="T1">Ja</text:span></text:p>
            </draw:text-box>
          </draw:frame>
        </draw:g>
        <draw:g>
          <draw:line draw:style-name="gr2" draw:text-style-name="P2" draw:layer="layout" svg:x1="5.698cm" svg:y1="35.499cm" svg:x2="5.698cm" svg:y2="36.689cm">
            <text:p/>
          </draw:line>
          <draw:frame draw:style-name="gr8" draw:text-style-name="P4" draw:layer="layout" svg:width="2.117cm" svg:height="0.791cm" svg:x="4.64cm" svg:y="35.699cm">
            <draw:text-box>
              <text:p text:style-name="P3"><text:span text:style-name="T1">Nej</text:span></text:p>
            </draw:text-box>
          </draw:frame>
        </draw:g>
        <draw:g>
          <draw:polyline draw:style-name="gr2" draw:text-style-name="P2" draw:layer="layout" svg:width="0.027cm" svg:height="2.137cm" svg:x="5.542cm" svg:y="63.438cm" svg:viewBox="0 0 28 2138" draw:points="0,0 0,447 28,447 28,2138">
            <text:p/>
          </draw:polyline>
          <draw:frame draw:style-name="gr8" draw:text-style-name="P4" draw:layer="layout" svg:width="2.117cm" svg:height="0.791cm" svg:x="4.511cm" svg:y="64.098cm">
            <draw:text-box>
              <text:p text:style-name="P3"><text:span text:style-name="T1">Nej</text:span></text:p>
            </draw:text-box>
          </draw:frame>
        </draw:g>
        <draw:g>
          <draw:polyline draw:style-name="gr2" draw:text-style-name="P2" draw:layer="layout" svg:width="0cm" svg:height="1.785cm" svg:x="5.541cm" svg:y="59.952cm" svg:viewBox="0 0 0 1786" draw:points="0,0 0,447 0,447 0,1786">
            <text:p/>
          </draw:polyline>
          <draw:frame draw:style-name="gr8" draw:text-style-name="P4" draw:layer="layout" svg:width="2.117cm" svg:height="0.791cm" svg:x="4.483cm" svg:y="60.449cm">
            <draw:text-box>
              <text:p text:style-name="P3"><text:span text:style-name="T1">Nej</text:span></text:p>
            </draw:text-box>
          </draw:frame>
        </draw:g>
        <draw:g>
          <draw:g>
            <draw:polygon draw:style-name="gr1" draw:text-style-name="P1" draw:layer="layout" svg:width="13.467cm" svg:height="5.779cm" svg:x="23.589cm" svg:y="1.173cm" svg:viewBox="0 0 13468 5780" draw:points="599,5780 12868,5780 13468,2889 12868,0 599,0 0,2889">
              <text:p/>
            </draw:polygon>
            <draw:polygon draw:style-name="gr4" draw:text-style-name="P2" draw:layer="layout" svg:width="13.467cm" svg:height="5.779cm" svg:x="23.589cm" svg:y="1.173cm" svg:viewBox="0 0 13468 5780" draw:points="599,5780 12868,5780 13468,2889 12868,0 599,0 0,2889">
              <text:p/>
            </draw:polygon>
          </draw:g>
          <draw:frame draw:style-name="gr17" draw:text-style-name="P6" draw:layer="layout" svg:width="12.267cm" svg:height="5.779cm" svg:x="24.189cm" svg:y="1.173cm">
            <draw:text-box>
              <text:p text:style-name="P5"><text:span text:style-name="T6">DISCLAIMER</text:span><text:span text:style-name="T1">!!</text:span></text:p>
              <text:p text:style-name="P5"><text:span text:style-name="T1">Denne oversigt er en vejledning til reglerne for at få Dansk Statsborgerskab, lavet af Foreningen Fair Statsborgerskab.</text:span></text:p>
              <text:p text:style-name="P5"><text:span text:style-name="T1">Pga. løbende ændringer i lovgivning og sagsbehandling, kan oversigten derfor være:</text:span></text:p>
              <text:p text:style-name="P5"><text:span text:style-name="T1">- Uddateret</text:span></text:p>
              <text:p text:style-name="P5"><text:span text:style-name="T1">- Misvisende</text:span></text:p>
              <text:p text:style-name="P5"><text:span text:style-name="T1">- Ufuldstændig</text:span></text:p>
              <text:p text:style-name="P5"><text:span text:style-name="T1">Det e</text:span><text:span text:style-name="T6">r ansaøgers eget ansvar at undersøge og kende reglerne inden indsendelse af ansøgning!</text:span></text:p>
            </draw:text-box>
          </draw:frame>
        </draw:g>
        <draw:g>
          <draw:g>
            <draw:polygon draw:style-name="gr1" draw:text-style-name="P1" draw:layer="layout" svg:width="16.552cm" svg:height="3.165cm" svg:x="3.738cm" svg:y="1.172cm" svg:viewBox="0 0 16553 3166" draw:points="600,3166 15953,3166 16553,1583 15953,0 600,0 0,1583">
              <text:p/>
            </draw:polygon>
            <draw:polygon draw:style-name="gr4" draw:text-style-name="P2" draw:layer="layout" svg:width="16.552cm" svg:height="3.165cm" svg:x="3.738cm" svg:y="1.172cm" svg:viewBox="0 0 16553 3166" draw:points="600,3166 15953,3166 16553,1583 15953,0 600,0 0,1583">
              <text:p/>
            </draw:polygon>
          </draw:g>
          <draw:frame draw:style-name="gr18" draw:text-style-name="P6" draw:layer="layout" svg:width="15.352cm" svg:height="3.165cm" svg:x="4.339cm" svg:y="1.172cm">
            <draw:text-box>
              <text:p text:style-name="P5"><text:span text:style-name="T7">Opfylder du kravene for at kunne søge statsborgerskab?</text:span></text:p>
              <text:p text:style-name="P5"><text:span text:style-name="T7">- Opdateret 05-06-2022</text:span></text:p>
            </draw:text-box>
          </draw:frame>
        </draw:g>
        <draw:g>
          <draw:g>
            <draw:polygon draw:style-name="gr1" draw:text-style-name="P1" draw:layer="layout" svg:width="13.467cm" svg:height="5.779cm" svg:x="37.322cm" svg:y="5.865cm" svg:viewBox="0 0 13468 5780" draw:points="600,5780 12868,5780 13468,2889 12868,0 600,0 0,2889">
              <text:p/>
            </draw:polygon>
            <draw:polygon draw:style-name="gr4" draw:text-style-name="P2" draw:layer="layout" svg:width="13.467cm" svg:height="5.779cm" svg:x="37.322cm" svg:y="5.865cm" svg:viewBox="0 0 13468 5780" draw:points="600,5780 12868,5780 13468,2889 12868,0 600,0 0,2889">
              <text:p/>
            </draw:polygon>
          </draw:g>
          <draw:frame draw:style-name="gr17" draw:text-style-name="P6" draw:layer="layout" svg:width="12.267cm" svg:height="5.779cm" svg:x="37.922cm" svg:y="5.865cm">
            <draw:text-box>
              <text:p text:style-name="P5"><text:span text:style-name="T6">NOTE!</text:span></text:p>
              <text:p text:style-name="P5"><text:span text:style-name="T1">Ansøgninger bliver vurderet som helhed. Det er derfor ikke garanteret at en ansøger bliver accepteret, selvom at alle kravene er opfyldt.</text:span></text:p>
              <text:p text:style-name="P5"><text:span text:style-name="T1"/></text:p>
              <text:p text:style-name="P5"><text:span text:style-name="T1">Ved afslag, har ansøger krav på at vide hvilket krav der ligger bag afslaget og med mulighed for at klage. Dette kan dog tage lang tid.</text:span></text:p>
              <text:p text:style-name="P5"><text:span text:style-name="T1"/></text:p>
              <text:p text:style-name="P5"><text:span text:style-name="T1">Kravet til at kende årsagen til afslaget gælder dog ikke ved dispensations afgørelser i indfødsretsudvalget.</text:span></text:p>
              <text:p text:style-name="P5"><text:span text:style-name="T1"/></text:p>
            </draw:text-box>
          </draw:frame>
        </draw:g>
        <draw:g>
          <draw:g>
            <draw:polygon draw:style-name="gr1" draw:text-style-name="P1" draw:layer="layout" svg:width="5.45cm" svg:height="1.7cm" svg:x="2.974cm" svg:y="36.69cm" svg:viewBox="0 0 5451 1701" draw:points="0,1701 5451,1701 5451,0 0,0">
              <text:p/>
            </draw:polygon>
            <draw:polygon draw:style-name="gr4" draw:text-style-name="P2" draw:layer="layout" svg:width="5.45cm" svg:height="1.7cm" svg:x="2.974cm" svg:y="36.69cm" svg:viewBox="0 0 5451 1701" draw:points="0,1701 5451,1701 5451,0 0,0">
              <text:p/>
            </draw:polygon>
          </draw:g>
          <draw:frame draw:style-name="gr6" draw:text-style-name="P6" draw:layer="layout" svg:width="5.45cm" svg:height="1.7cm" svg:x="2.974cm" svg:y="36.69cm">
            <draw:text-box>
              <text:p text:style-name="P5"><text:span text:style-name="T1">Har du begået grov kriminalitet? (Indfør definition???)</text:span></text:p>
            </draw:text-box>
          </draw:frame>
        </draw:g>
        <draw:g>
          <draw:g>
            <draw:polygon draw:style-name="gr1" draw:text-style-name="P1" draw:layer="layout" svg:width="5.45cm" svg:height="1.5cm" svg:x="2.96cm" svg:y="40.119cm" svg:viewBox="0 0 5451 1501" draw:points="0,1501 5451,1501 5451,0 0,0">
              <text:p/>
            </draw:polygon>
            <draw:polygon draw:style-name="gr4" draw:text-style-name="P2" draw:layer="layout" svg:width="5.45cm" svg:height="1.5cm" svg:x="2.96cm" svg:y="40.119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96cm" svg:y="40.119cm">
            <draw:text-box>
              <text:p text:style-name="P5"><text:span text:style-name="T1">Er du sigtet for at have begået kriminalitet?</text:span></text:p>
            </draw:text-box>
          </draw:frame>
        </draw:g>
        <draw:g>
          <draw:polyline draw:style-name="gr2" draw:text-style-name="P2" draw:layer="layout" svg:width="0.014cm" svg:height="1.729cm" svg:x="5.685cm" svg:y="38.39cm" svg:viewBox="0 0 15 1730" draw:points="15,0 15,447 0,447 0,1730">
            <text:p/>
          </draw:polyline>
          <draw:frame draw:style-name="gr8" draw:text-style-name="P4" draw:layer="layout" svg:width="2.117cm" svg:height="0.791cm" svg:x="4.626cm" svg:y="38.852cm">
            <draw:text-box>
              <text:p text:style-name="P3"><text:span text:style-name="T1">Nej</text:span></text:p>
            </draw:text-box>
          </draw:frame>
        </draw:g>
        <draw:g>
          <draw:polyline draw:style-name="gr2" draw:text-style-name="P2" draw:layer="layout" svg:width="0cm" svg:height="1.332cm" svg:x="5.685cm" svg:y="41.619cm" svg:viewBox="0 0 0 1333" draw:points="0,0 0,448 0,448 0,1333">
            <text:p/>
          </draw:polyline>
          <draw:frame draw:style-name="gr8" draw:text-style-name="P4" draw:layer="layout" svg:width="2.117cm" svg:height="0.791cm" svg:x="4.627cm" svg:y="41.889cm">
            <draw:text-box>
              <text:p text:style-name="P3"><text:span text:style-name="T1">Nej</text:span></text:p>
            </draw:text-box>
          </draw:frame>
        </draw:g>
        <draw:g>
          <draw:line draw:style-name="gr2" draw:text-style-name="P2" draw:layer="layout" svg:x1="8.422cm" svg:y1="31.643cm" svg:x2="11.699cm" svg:y2="31.643cm">
            <text:p/>
          </draw:line>
          <draw:frame draw:style-name="gr8" draw:text-style-name="P4" draw:layer="layout" svg:width="2.117cm" svg:height="0.791cm" svg:x="9.003cm" svg:y="31.247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2.897cm" svg:height="1.117cm" svg:x="11.7cm" svg:y="31.084cm" svg:viewBox="0 0 2898 1118" svg:d="M559 1118h1780c98 0 194-26 279-75s156-120 205-204c49-85 75-182 75-280s-26-195-75-280c-49-84-120-155-205-204s-181-75-279-75h-1780c-98 0-194 26-279 75s-156 120-205 205c-49 84-75 181-75 279s26 195 75 280c49 84 120 155 205 204s181 75 279 75z">
              <text:p/>
            </draw:path>
            <draw:path draw:style-name="gr10" draw:text-style-name="P2" draw:layer="layout" svg:width="2.897cm" svg:height="1.117cm" svg:x="11.7cm" svg:y="31.084cm" svg:viewBox="0 0 2898 1118" svg:d="M559 1118h1780c98 0 194-26 279-75s156-120 205-204c49-85 75-182 75-280s-26-195-75-280c-49-84-120-155-205-204s-181-75-279-75h-1780c-98 0-194 26-279 75s-156 120-205 205c-49 84-75 181-75 279s26 195 75 280c49 84 120 155 205 204s181 75 279 75z">
              <text:p/>
            </draw:path>
          </draw:g>
          <draw:frame draw:style-name="gr15" draw:text-style-name="P4" draw:layer="layout" svg:width="2.895cm" svg:height="1.117cm" svg:x="11.7cm" svg:y="31.084cm">
            <draw:text-box>
              <text:p text:style-name="P3"><text:span text:style-name="T5">Så kan du ikke få statsborgerskab</text:span></text:p>
            </draw:text-box>
          </draw:frame>
        </draw:g>
        <draw:g>
          <draw:line draw:style-name="gr2" draw:text-style-name="P2" draw:layer="layout" svg:x1="8.423cm" svg:y1="34.749cm" svg:x2="11.502cm" svg:y2="34.749cm">
            <text:p/>
          </draw:line>
          <draw:frame draw:style-name="gr8" draw:text-style-name="P4" draw:layer="layout" svg:width="2.117cm" svg:height="0.791cm" svg:x="8.905cm" svg:y="34.354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3.292cm" svg:height="1.35cm" svg:x="11.503cm" svg:y="34.074cm" svg:viewBox="0 0 3293 1351" svg:d="M675 1351h1943c118 0 234-31 337-90 103-60 188-145 247-248 59-102 91-219 91-338 0-118-32-235-91-337-59-103-144-188-247-248-103-59-219-90-337-90h-1943c-118 0-234 31-337 90-103 60-188 145-247 248-59 102-91 219-91 338 0 118 32 235 91 337 59 103 144 188 247 248 103 59 219 90 337 90z">
              <text:p/>
            </draw:path>
            <draw:path draw:style-name="gr10" draw:text-style-name="P2" draw:layer="layout" svg:width="3.292cm" svg:height="1.35cm" svg:x="11.503cm" svg:y="34.074cm" svg:viewBox="0 0 3293 1351" svg:d="M675 1351h1943c118 0 234-31 337-90 103-60 188-145 247-248 59-102 91-219 91-338 0-118-32-235-91-337-59-103-144-188-247-248-103-59-219-90-337-90h-1943c-118 0-234 31-337 90-103 60-188 145-247 248-59 102-91 219-91 338 0 118 32 235 91 337 59 103 144 188 247 248 103 59 219 90 337 90z">
              <text:p/>
            </draw:path>
          </draw:g>
          <draw:frame draw:style-name="gr19" draw:text-style-name="P4" draw:layer="layout" svg:width="3.29cm" svg:height="1.35cm" svg:x="11.503cm" svg:y="34.074cm">
            <draw:text-box>
              <text:p text:style-name="P3"><text:span text:style-name="T5">Så vil din kriminalitet blive vurderet som var det sket i Danmark</text:span></text:p>
            </draw:text-box>
          </draw:frame>
        </draw:g>
        <draw:g>
          <draw:line draw:style-name="gr2" draw:text-style-name="P2" draw:layer="layout" svg:x1="8.423cm" svg:y1="37.539cm" svg:x2="11.502cm" svg:y2="37.539cm">
            <text:p/>
          </draw:line>
          <draw:frame draw:style-name="gr8" draw:text-style-name="P4" draw:layer="layout" svg:width="2.117cm" svg:height="0.791cm" svg:x="8.905cm" svg:y="37.144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2.499cm" svg:height="1cm" svg:x="11.503cm" svg:y="37.04cm" svg:viewBox="0 0 2500 1001" svg:d="M500 1001h1501c88 0 174-23 250-67s139-107 183-183c43-76 66-163 66-251 0-87-23-174-66-250-44-76-107-139-183-183s-162-67-250-67h-1501c-88 0-174 23-250 67s-139 107-183 183c-43 76-67 163-67 251 0 87 24 174 67 250 44 76 107 139 183 183s162 67 250 67z">
              <text:p/>
            </draw:path>
            <draw:path draw:style-name="gr10" draw:text-style-name="P2" draw:layer="layout" svg:width="2.499cm" svg:height="1cm" svg:x="11.503cm" svg:y="37.04cm" svg:viewBox="0 0 2500 1001" svg:d="M500 1001h1501c88 0 174-23 250-67s139-107 183-183c43-76 66-163 66-251 0-87-23-174-66-250-44-76-107-139-183-183s-162-67-250-67h-1501c-88 0-174 23-250 67s-139 107-183 183c-43 76-67 163-67 251 0 87 24 174 67 250 44 76 107 139 183 183s162 67 250 67z">
              <text:p/>
            </draw:path>
          </draw:g>
          <draw:frame draw:style-name="gr20" draw:text-style-name="P4" draw:layer="layout" svg:width="2.5cm" svg:height="1cm" svg:x="11.503cm" svg:y="37.04cm">
            <draw:text-box>
              <text:p text:style-name="P3"><text:span text:style-name="T5">Så kan du ikke få statsborgerskab</text:span></text:p>
            </draw:text-box>
          </draw:frame>
        </draw:g>
        <draw:g>
          <draw:polyline draw:style-name="gr2" draw:text-style-name="P2" draw:layer="layout" svg:width="3.386cm" svg:height="0.016cm" svg:x="8.266cm" svg:y="59.086cm" svg:viewBox="0 0 3387 17" draw:points="0,17 447,17 447,0 3387,0">
            <text:p/>
          </draw:polyline>
          <draw:frame draw:style-name="gr8" draw:text-style-name="P4" draw:layer="layout" svg:width="2.117cm" svg:height="0.791cm" svg:x="8.893cm" svg:y="58.691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2.521cm" svg:height="1cm" svg:x="11.653cm" svg:y="58.586cm" svg:viewBox="0 0 2522 1001" svg:d="M522 1001h1501c88 0 174-23 250-67s139-107 183-183c43-76 66-162 66-250s-23-174-66-250c-44-76-107-139-183-183s-162-67-250-67h-1501c-7 0-15-1-22-1-88 0-174 24-250 68-76 43-139 107-183 183s-67 162-67 250 23 174 67 250 107 140 183 183c76 44 162 67 250 67 7 0 15 0 22 0z">
              <text:p/>
            </draw:path>
            <draw:path draw:style-name="gr10" draw:text-style-name="P2" draw:layer="layout" svg:width="2.521cm" svg:height="1cm" svg:x="11.653cm" svg:y="58.586cm" svg:viewBox="0 0 2522 1001" svg:d="M522 1001h1501c88 0 174-23 250-67s139-107 183-183c43-76 66-162 66-250s-23-174-66-250c-44-76-107-139-183-183s-162-67-250-67h-1501c-7 0-15-1-22-1-88 0-174 24-250 68-76 43-139 107-183 183s-67 162-67 250 23 174 67 250 107 140 183 183c76 44 162 67 250 67 7 0 15 0 22 0z">
              <text:p/>
            </draw:path>
          </draw:g>
          <draw:frame draw:style-name="gr20" draw:text-style-name="P4" draw:layer="layout" svg:width="2.5cm" svg:height="1cm" svg:x="11.653cm" svg:y="58.586cm">
            <draw:text-box>
              <text:p text:style-name="P3"><text:span text:style-name="T5">Så kan du ikke få statsborgerskab</text:span></text:p>
            </draw:text-box>
          </draw:frame>
        </draw:g>
        <draw:g>
          <draw:g>
            <draw:polygon draw:style-name="gr1" draw:text-style-name="P1" draw:layer="layout" svg:width="10.347cm" svg:height="6.859cm" svg:x="37.585cm" svg:y="12.572cm" svg:viewBox="0 0 10348 6860" draw:points="599,6860 9748,6860 10348,3430 9748,0 599,0 0,3430">
              <text:p/>
            </draw:polygon>
            <draw:polygon draw:style-name="gr4" draw:text-style-name="P2" draw:layer="layout" svg:width="10.347cm" svg:height="6.859cm" svg:x="37.585cm" svg:y="12.572cm" svg:viewBox="0 0 10348 6860" draw:points="599,6860 9748,6860 10348,3430 9748,0 599,0 0,3430">
              <text:p/>
            </draw:polygon>
          </draw:g>
          <draw:frame draw:style-name="gr21" draw:text-style-name="P6" draw:layer="layout" svg:width="9.147cm" svg:height="6.859cm" svg:x="38.185cm" svg:y="12.572cm">
            <draw:text-box>
              <text:p text:style-name="P5"><text:span text:style-name="T1">NOTE!</text:span></text:p>
              <text:p text:style-name="P5"><text:span text:style-name="T1">Karenstid er en periode der skal være udløbet fra karensperiodens begyndelse, for at  ansøgningen ikke bliver afvist.</text:span></text:p>
              <text:p text:style-name="P5"><text:span text:style-name="T1">I nogle situationer er der dog mulighed for at indsende ansøgningen inden karensperioden udløber, idet ansøgninge</text:span></text:p>
            </draw:text-box>
          </draw:frame>
        </draw:g>
        <draw:line draw:style-name="gr2" draw:text-style-name="P2" draw:layer="layout" svg:x1="11.752cm" svg:y1="35.272cm" svg:x2="7.967cm" svg:y2="36.69cm">
          <text:p/>
        </draw:line>
        <draw:g>
          <draw:polyline draw:style-name="gr2" draw:text-style-name="P2" draw:layer="layout" svg:width="2.677cm" svg:height="0cm" svg:x="8.41cm" svg:y="40.869cm" svg:viewBox="0 0 2678 0" draw:points="0,0 447,0 447,0 2678,0">
            <text:p/>
          </draw:polyline>
          <draw:frame draw:style-name="gr8" draw:text-style-name="P4" draw:layer="layout" svg:width="2.117cm" svg:height="0.791cm" svg:x="8.691cm" svg:y="40.473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3.915cm" svg:height="1.5cm" svg:x="11.089cm" svg:y="40.119cm" svg:viewBox="0 0 3916 1501" svg:d="M750 1501h2417c131 0 261-35 375-101 114-65 208-160 274-274s100-244 100-376c0-131-34-261-100-375s-160-209-274-274c-114-66-244-101-375-101h-2417c-131 0-261 35-375 101-114 65-208 160-274 274s-101 244-101 376c0 131 35 261 101 375s160 209 274 274c114 66 244 101 375 101z">
              <text:p/>
            </draw:path>
            <draw:path draw:style-name="gr10" draw:text-style-name="P2" draw:layer="layout" svg:width="3.915cm" svg:height="1.5cm" svg:x="11.089cm" svg:y="40.119cm" svg:viewBox="0 0 3916 1501" svg:d="M750 1501h2417c131 0 261-35 375-101 114-65 208-160 274-274s100-244 100-376c0-131-34-261-100-375s-160-209-274-274c-114-66-244-101-375-101h-2417c-131 0-261 35-375 101-114 65-208 160-274 274s-101 244-101 376c0 131 35 261 101 375s160 209 274 274c114 66 244 101 375 101z">
              <text:p/>
            </draw:path>
          </draw:g>
          <draw:frame draw:style-name="gr5" draw:text-style-name="P4" draw:layer="layout" svg:width="3.915cm" svg:height="1.5cm" svg:x="11.089cm" svg:y="40.119cm">
            <draw:text-box>
              <text:p text:style-name="P3"><text:span text:style-name="T5">Så kan du ikke få statsborgerskab før sigtelsen er afgjort</text:span></text:p>
            </draw:text-box>
          </draw:frame>
        </draw:g>
        <draw:g>
          <draw:g>
            <draw:polygon draw:style-name="gr1" draw:text-style-name="P1" draw:layer="layout" svg:width="5.45cm" svg:height="1.5cm" svg:x="2.961cm" svg:y="42.951cm" svg:viewBox="0 0 5451 1501" draw:points="0,1501 5451,1501 5451,0 0,0">
              <text:p/>
            </draw:polygon>
            <draw:polygon draw:style-name="gr4" draw:text-style-name="P2" draw:layer="layout" svg:width="5.45cm" svg:height="1.5cm" svg:x="2.961cm" svg:y="42.951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961cm" svg:y="42.951cm">
            <draw:text-box>
              <text:p text:style-name="P5"><text:span text:style-name="T1">Er du idømt betinget eller ubetinget fængsel?</text:span></text:p>
            </draw:text-box>
          </draw:frame>
        </draw:g>
        <draw:g>
          <draw:polyline draw:style-name="gr2" draw:text-style-name="P2" draw:layer="layout" svg:width="2.677cm" svg:height="0cm" svg:x="8.41cm" svg:y="43.7cm" svg:viewBox="0 0 2678 0" draw:points="0,0 447,0 447,0 2678,0">
            <text:p/>
          </draw:polyline>
          <draw:frame draw:style-name="gr8" draw:text-style-name="P4" draw:layer="layout" svg:width="2.117cm" svg:height="0.791cm" svg:x="8.691cm" svg:y="43.305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3.915cm" svg:height="1.5cm" svg:x="11.089cm" svg:y="42.95cm" svg:viewBox="0 0 3916 1501" svg:d="M750 1501h2417c131 0 261-35 375-101 114-65 208-160 274-274s100-244 100-376c0-131-34-261-100-375s-160-209-274-274c-114-66-244-101-375-101h-2417c-131 0-261 35-375 101-114 65-208 160-274 274s-101 244-101 376c0 131 35 261 101 375s160 209 274 274c114 66 244 101 375 101z">
              <text:p/>
            </draw:path>
            <draw:path draw:style-name="gr10" draw:text-style-name="P2" draw:layer="layout" svg:width="3.915cm" svg:height="1.5cm" svg:x="11.089cm" svg:y="42.95cm" svg:viewBox="0 0 3916 1501" svg:d="M750 1501h2417c131 0 261-35 375-101 114-65 208-160 274-274s100-244 100-376c0-131-34-261-100-375s-160-209-274-274c-114-66-244-101-375-101h-2417c-131 0-261 35-375 101-114 65-208 160-274 274s-101 244-101 376c0 131 35 261 101 375s160 209 274 274c114 66 244 101 375 101z">
              <text:p/>
            </draw:path>
          </draw:g>
          <draw:frame draw:style-name="gr5" draw:text-style-name="P4" draw:layer="layout" svg:width="3.915cm" svg:height="1.5cm" svg:x="11.089cm" svg:y="42.95cm">
            <draw:text-box>
              <text:p text:style-name="P3"><text:span text:style-name="T5">Så kan du ikke få statsborgerskab</text:span></text:p>
            </draw:text-box>
          </draw:frame>
        </draw:g>
        <draw:g>
          <draw:g>
            <draw:polygon draw:style-name="gr1" draw:text-style-name="P1" draw:layer="layout" svg:width="5.45cm" svg:height="9.3cm" svg:x="2.96cm" svg:y="46.158cm" svg:viewBox="0 0 5451 9301" draw:points="0,9301 5451,9301 5451,0 0,0">
              <text:p/>
            </draw:polygon>
            <draw:polygon draw:style-name="gr4" draw:text-style-name="P2" draw:layer="layout" svg:width="5.45cm" svg:height="9.3cm" svg:x="2.96cm" svg:y="46.158cm" svg:viewBox="0 0 5451 9301" draw:points="0,9301 5451,9301 5451,0 0,0">
              <text:p/>
            </draw:polygon>
          </draw:g>
          <draw:frame draw:style-name="gr22" draw:text-style-name="P6" draw:layer="layout" svg:width="5.45cm" svg:height="9.3cm" svg:x="2.96cm" svg:y="46.158cm">
            <draw:text-box>
              <text:p text:style-name="P5"><text:span text:style-name="T1">Er du idømt en af følgende? </text:span></text:p>
              <text:p text:style-name="P5"><text:span text:style-name="T1">- betinget eller ubetinget fængsel</text:span></text:p>
              <text:p text:style-name="P5"><text:span text:style-name="T1">- idømt foranstaltninger efter straffelovens kapitel 9</text:span></text:p>
              <text:p text:style-name="P5"><text:span text:style-name="T1">- dømt for overtrædelse af straffelovens kapitel 12 og 13</text:span></text:p>
              <text:p text:style-name="P5"><text:span text:style-name="T1">- idømt udvisning af Danmark for bestandig</text:span></text:p>
              <text:p text:style-name="P5"><text:span text:style-name="T1">- dømt for overtrædelse af straffelovens § 136, stk. 2 eller 3</text:span></text:p>
              <text:p text:style-name="P5"><text:span text:style-name="T1">- dømt for bandekriminalitet (straffelovens § 81 a)</text:span></text:p>
              <text:p text:style-name="P5"><text:span text:style-name="T1">- dømt for vold mod børn under 18 år eller for seksualforbrydelser </text:span></text:p>
              <text:p text:style-name="P5"><text:span text:style-name="T1"/></text:p>
            </draw:text-box>
          </draw:frame>
        </draw:g>
        <draw:g>
          <draw:line draw:style-name="gr2" draw:text-style-name="P2" draw:layer="layout" svg:x1="8.41cm" svg:y1="50.808cm" svg:x2="11.599cm" svg:y2="50.808cm">
            <text:p/>
          </draw:line>
          <draw:frame draw:style-name="gr8" draw:text-style-name="P4" draw:layer="layout" svg:width="2.117cm" svg:height="0.791cm" svg:x="8.946cm" svg:y="50.412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3.915cm" svg:height="1.5cm" svg:x="11.599cm" svg:y="50.058cm" svg:viewBox="0 0 3916 1501" svg:d="M750 1501h2417c131 0 261-35 375-101 114-65 208-160 274-274s100-244 100-376c0-131-34-261-100-375s-160-209-274-274c-114-66-244-101-375-101h-2417c-131 0-261 35-375 101-114 65-208 160-274 274s-101 244-101 376c0 131 35 261 101 375s160 209 274 274c114 66 244 101 375 101z">
              <text:p/>
            </draw:path>
            <draw:path draw:style-name="gr10" draw:text-style-name="P2" draw:layer="layout" svg:width="3.915cm" svg:height="1.5cm" svg:x="11.599cm" svg:y="50.058cm" svg:viewBox="0 0 3916 1501" svg:d="M750 1501h2417c131 0 261-35 375-101 114-65 208-160 274-274s100-244 100-376c0-131-34-261-100-375s-160-209-274-274c-114-66-244-101-375-101h-2417c-131 0-261 35-375 101-114 65-208 160-274 274s-101 244-101 376c0 131 35 261 101 375s160 209 274 274c114 66 244 101 375 101z">
              <text:p/>
            </draw:path>
          </draw:g>
          <draw:frame draw:style-name="gr5" draw:text-style-name="P4" draw:layer="layout" svg:width="3.915cm" svg:height="1.5cm" svg:x="11.599cm" svg:y="50.058cm">
            <draw:text-box>
              <text:p text:style-name="P3"><text:span text:style-name="T5">Så kan du ikke få statsborgerskab</text:span></text:p>
            </draw:text-box>
          </draw:frame>
        </draw:g>
        <draw:polyline draw:style-name="gr2" draw:text-style-name="P2" draw:layer="layout" svg:width="0cm" svg:height="1.707cm" svg:x="5.685cm" svg:y="44.451cm" svg:viewBox="0 0 0 1708" draw:points="0,0 0,448 0,448 0,1708">
          <text:p/>
        </draw:polyline>
        <draw:g>
          <draw:line draw:style-name="gr2" draw:text-style-name="P2" draw:layer="layout" svg:x1="8.266cm" svg:y1="62.588cm" svg:x2="11.651cm" svg:y2="62.588cm">
            <text:p/>
          </draw:line>
          <draw:frame draw:style-name="gr8" draw:text-style-name="P4" draw:layer="layout" svg:width="2.117cm" svg:height="0.791cm" svg:x="8.901cm" svg:y="62.193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2.5cm" svg:height="1cm" svg:x="11.653cm" svg:y="62.088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10" draw:text-style-name="P2" draw:layer="layout" svg:width="2.5cm" svg:height="1cm" svg:x="11.653cm" svg:y="62.088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20" draw:text-style-name="P4" draw:layer="layout" svg:width="2.5cm" svg:height="1cm" svg:x="11.653cm" svg:y="62.088cm">
            <draw:text-box>
              <text:p text:style-name="P3"><text:span text:style-name="T5">Så kan du ikke få statsborgerskab</text:span></text:p>
            </draw:text-box>
          </draw:frame>
        </draw:g>
        <draw:g>
          <draw:polyline draw:style-name="gr2" draw:text-style-name="P2" draw:layer="layout" svg:width="0.054cm" svg:height="3.328cm" svg:x="5.514cm" svg:y="67.775cm" svg:viewBox="0 0 55 3329" draw:points="55,0 55,447 0,447 0,3329">
            <text:p/>
          </draw:polyline>
          <draw:frame draw:style-name="gr8" draw:text-style-name="P4" draw:layer="layout" svg:width="2.117cm" svg:height="0.791cm" svg:x="4.456cm" svg:y="69.016cm">
            <draw:text-box>
              <text:p text:style-name="P3"><text:span text:style-name="T1">Nej</text:span></text:p>
            </draw:text-box>
          </draw:frame>
        </draw:g>
        <draw:g>
          <draw:g>
            <draw:polygon draw:style-name="gr1" draw:text-style-name="P1" draw:layer="layout" svg:width="5.504cm" svg:height="3.67cm" svg:x="2.762cm" svg:y="71.102cm" svg:viewBox="0 0 5505 3671" draw:points="0,3671 5505,3671 5505,0 0,0">
              <text:p/>
            </draw:polygon>
            <draw:polygon draw:style-name="gr4" draw:text-style-name="P2" draw:layer="layout" svg:width="5.504cm" svg:height="3.67cm" svg:x="2.762cm" svg:y="71.102cm" svg:viewBox="0 0 5505 3671" draw:points="0,3671 5505,3671 5505,0 0,0">
              <text:p/>
            </draw:polygon>
          </draw:g>
          <draw:frame draw:style-name="gr23" draw:text-style-name="P6" draw:layer="layout" svg:width="5.504cm" svg:height="3.67cm" svg:x="2.762cm" svg:y="71.102cm">
            <draw:text-box>
              <text:p text:style-name="P5"><text:span text:style-name="T1">Har du modtaget hjælp efter lov om aktiv socialpolitik eller integrationsloven i en periode på sammenlagt mere end 4 måneder i løbet af de seneste 5 år? </text:span></text:p>
            </draw:text-box>
          </draw:frame>
        </draw:g>
        <draw:g>
          <draw:line draw:style-name="gr2" draw:text-style-name="P2" draw:layer="layout" svg:x1="8.321cm" svg:y1="66.675cm" svg:x2="11.652cm" svg:y2="66.675cm">
            <text:p/>
          </draw:line>
          <draw:frame draw:style-name="gr8" draw:text-style-name="P4" draw:layer="layout" svg:width="2.117cm" svg:height="0.791cm" svg:x="8.929cm" svg:y="66.28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2.5cm" svg:height="1cm" svg:x="11.653cm" svg:y="66.175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10" draw:text-style-name="P2" draw:layer="layout" svg:width="2.5cm" svg:height="1cm" svg:x="11.653cm" svg:y="66.175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20" draw:text-style-name="P4" draw:layer="layout" svg:width="2.5cm" svg:height="1cm" svg:x="11.653cm" svg:y="66.175cm">
            <draw:text-box>
              <text:p text:style-name="P3"><text:span text:style-name="T5">Så kan du ikke få statsborgerskab</text:span></text:p>
            </draw:text-box>
          </draw:frame>
        </draw:g>
        <draw:g>
          <draw:g>
            <draw:polygon draw:style-name="gr1" draw:text-style-name="P1" draw:layer="layout" svg:width="3.413cm" svg:height="3.334cm" svg:x="12.32cm" svg:y="67.141cm" svg:viewBox="0 0 3414 3335" draw:points="0,3335 3414,3335 3414,0 0,0">
              <text:p/>
            </draw:polygon>
            <draw:polygon draw:style-name="gr2" draw:text-style-name="P2" draw:layer="layout" svg:width="3.413cm" svg:height="3.334cm" svg:x="12.32cm" svg:y="67.141cm" svg:viewBox="0 0 3414 3335" draw:points="0,3335 3414,3335 3414,0 0,0">
              <text:p/>
            </draw:polygon>
          </draw:g>
          <draw:frame draw:style-name="gr24" draw:text-style-name="P4" draw:layer="layout" svg:width="3.413cm" svg:height="3.334cm" svg:x="12.32cm" svg:y="67.141cm">
            <draw:text-box>
              <text:p text:style-name="P3"><text:span text:style-name="T1">Note om SU?</text:span></text:p>
            </draw:text-box>
          </draw:frame>
        </draw:g>
        <draw:g>
          <draw:g>
            <draw:polygon draw:style-name="gr1" draw:text-style-name="P1" draw:layer="layout" svg:width="18.005cm" svg:height="11.4cm" svg:x="11.653cm" svg:y="73.07cm" svg:viewBox="0 0 18006 11401" draw:points="0,11401 18006,11401 18006,0 0,0">
              <text:p/>
            </draw:polygon>
            <draw:polygon draw:style-name="gr4" draw:text-style-name="P2" draw:layer="layout" svg:width="18.005cm" svg:height="11.4cm" svg:x="11.653cm" svg:y="73.07cm" svg:viewBox="0 0 18006 11401" draw:points="0,11401 18006,11401 18006,0 0,0">
              <text:p/>
            </draw:polygon>
          </draw:g>
          <draw:frame draw:style-name="gr25" draw:text-style-name="P6" draw:layer="layout" svg:width="18.005cm" svg:height="11.4cm" svg:x="11.653cm" svg:y="73.07cm">
            <draw:text-box>
              <text:p text:style-name="P5"><text:span text:style-name="T1">Følgende indgår i beregningen af beskæftigelseskravet: </text:span></text:p>
              <text:p text:style-name="P5"><text:span text:style-name="T1">Ansættelsesforhold, hvor man her i landet har haft ordinær beskæftigelse med en gennemsnitlig ugentlig arbejdstid på mindst 30 timer (fuldtidsbeskæftigelse), indgår med den fulde varighed.</text:span></text:p>
              <text:p text:style-name="P5"><text:span text:style-name="T1"/></text:p>
              <text:p text:style-name="P5"><text:span text:style-name="T1">Ansættelsesforhold i udlandet, hvor man har haft beskæftigelse som udstationeret eller udsendt af en dansk offentlig myndighed, en privat virksomhed, en forening eller en organisation, indgår med den fulde varighed, dog højst med 2 år.</text:span></text:p>
              <text:p text:style-name="P5"><text:span text:style-name="T1"/></text:p>
              <text:p text:style-name="P5"><text:span text:style-name="T1">Ansættelsesforhold i udlandet, hvor man har haft beskæftigelse, i forbindelse med at sin ægtefælle eller faste samlever har været udstationeret eller udsendt til udlandet som nævnt i nr. 2, indgår med den fulde varighed, dog højst med 2 år.</text:span></text:p>
              <text:p text:style-name="P5"><text:span text:style-name="T1"/></text:p>
              <text:p text:style-name="P5"><text:span text:style-name="T1">Ansættelsesforhold i udlandet, som er væsentlige af hensyn til vedkommendes beskæftigelsesforhold her i landet, indgår med den fulde varighed, dog højst med 1 år.</text:span></text:p>
              <text:p text:style-name="P5"><text:span text:style-name="T1"/></text:p>
              <text:p text:style-name="P5"><text:span text:style-name="T1">Ansættelsesforhold hvor en elev på en ungdomsuddannelse har en uddannelsesaftale med en virksomhed.</text:span></text:p>
              <text:p text:style-name="P5"><text:span text:style-name="T1"/></text:p>
              <text:p text:style-name="P5"><text:span text:style-name="T1">Følgende personer er undtaget fra kravet om beskæftigelse:</text:span></text:p>
              <text:p text:style-name="P5"><text:span text:style-name="T1">- https://uim.dk/arbejdsomraader/statsborgerskab/udenlandske-statsborgere/betingelser/beskaeftigelse/</text:span></text:p>
              <text:p text:style-name="P5"><text:span text:style-name="T1"/></text:p>
            </draw:text-box>
          </draw:frame>
        </draw:g>
        <draw:g>
          <draw:polyline draw:style-name="gr2" draw:text-style-name="P2" draw:layer="layout" svg:width="0.027cm" svg:height="2.137cm" svg:x="5.487cm" svg:y="74.772cm" svg:viewBox="0 0 28 2138" draw:points="28,0 28,447 0,447 0,2138">
            <text:p/>
          </draw:polyline>
          <draw:frame draw:style-name="gr8" draw:text-style-name="P4" draw:layer="layout" svg:width="2.117cm" svg:height="0.791cm" svg:x="4.429cm" svg:y="75.432cm">
            <draw:text-box>
              <text:p text:style-name="P3"><text:span text:style-name="T1">Nej</text:span></text:p>
            </draw:text-box>
          </draw:frame>
        </draw:g>
        <draw:g>
          <draw:line draw:style-name="gr2" draw:text-style-name="P2" draw:layer="layout" svg:x1="5.487cm" svg:y1="79.109cm" svg:x2="5.487cm" svg:y2="81.495cm">
            <text:p/>
          </draw:line>
          <draw:frame draw:style-name="gr8" draw:text-style-name="P4" draw:layer="layout" svg:width="2.117cm" svg:height="0.791cm" svg:x="4.429cm" svg:y="79.907cm">
            <draw:text-box>
              <text:p text:style-name="P3"><text:span text:style-name="T1">Ja</text:span></text:p>
            </draw:text-box>
          </draw:frame>
        </draw:g>
        <draw:g>
          <draw:line draw:style-name="gr2" draw:text-style-name="P2" draw:layer="layout" svg:x1="5.487cm" svg:y1="83.196cm" svg:x2="5.487cm" svg:y2="85.583cm">
            <text:p/>
          </draw:line>
          <draw:frame draw:style-name="gr8" draw:text-style-name="P4" draw:layer="layout" svg:width="2.117cm" svg:height="0.791cm" svg:x="4.429cm" svg:y="83.994cm">
            <draw:text-box>
              <text:p text:style-name="P3"><text:span text:style-name="T1">Ja</text:span></text:p>
            </draw:text-box>
          </draw:frame>
        </draw:g>
        <draw:g>
          <draw:g>
            <draw:polygon draw:style-name="gr1" draw:text-style-name="P1" draw:layer="layout" svg:width="5.45cm" svg:height="1.5cm" svg:x="2.762cm" svg:y="90.037cm" svg:viewBox="0 0 5451 1501" draw:points="0,1501 5451,1501 5451,0 0,0">
              <text:p/>
            </draw:polygon>
            <draw:polygon draw:style-name="gr4" draw:text-style-name="P2" draw:layer="layout" svg:width="5.45cm" svg:height="1.5cm" svg:x="2.762cm" svg:y="90.037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762cm" svg:y="90.037cm">
            <draw:text-box>
              <text:p text:style-name="P5"><text:span text:style-name="T1">Har du bestået prøve i Dansk 3 eller tilsvarende? (link???)</text:span></text:p>
            </draw:text-box>
          </draw:frame>
        </draw:g>
        <draw:g>
          <draw:line draw:style-name="gr2" draw:text-style-name="P2" draw:layer="layout" svg:x1="5.487cm" svg:y1="87.283cm" svg:x2="5.487cm" svg:y2="90.037cm">
            <text:p/>
          </draw:line>
          <draw:frame draw:style-name="gr8" draw:text-style-name="P4" draw:layer="layout" svg:width="2.117cm" svg:height="0.791cm" svg:x="4.429cm" svg:y="88.265cm">
            <draw:text-box>
              <text:p text:style-name="P3"><text:span text:style-name="T1">Ja</text:span></text:p>
            </draw:text-box>
          </draw:frame>
        </draw:g>
        <draw:g>
          <draw:g>
            <draw:polygon draw:style-name="gr1" draw:text-style-name="P1" draw:layer="layout" svg:width="5.45cm" svg:height="1.5cm" svg:x="2.762cm" svg:y="96.557cm" svg:viewBox="0 0 5451 1501" draw:points="0,1501 5451,1501 5451,0 0,0">
              <text:p/>
            </draw:polygon>
            <draw:polygon draw:style-name="gr4" draw:text-style-name="P2" draw:layer="layout" svg:width="5.45cm" svg:height="1.5cm" svg:x="2.762cm" svg:y="96.557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762cm" svg:y="96.557cm">
            <draw:text-box>
              <text:p text:style-name="P5"><text:span text:style-name="T1">Har du bestået indfødsretsprøven af 2021?</text:span></text:p>
            </draw:text-box>
          </draw:frame>
        </draw:g>
        <draw:g>
          <draw:line draw:style-name="gr2" draw:text-style-name="P2" draw:layer="layout" svg:x1="5.487cm" svg:y1="91.537cm" svg:x2="5.487cm" svg:y2="96.556cm">
            <text:p/>
          </draw:line>
          <draw:frame draw:style-name="gr8" draw:text-style-name="P4" draw:layer="layout" svg:width="2.117cm" svg:height="0.791cm" svg:x="4.429cm" svg:y="93.652cm">
            <draw:text-box>
              <text:p text:style-name="P3"><text:span text:style-name="T1">Ja</text:span></text:p>
            </draw:text-box>
          </draw:frame>
        </draw:g>
        <draw:g>
          <draw:polyline draw:style-name="gr2" draw:text-style-name="P2" draw:layer="layout" svg:width="2.438cm" svg:height="0cm" svg:x="8.212cm" svg:y="90.787cm" svg:viewBox="0 0 2439 0" draw:points="0,0 447,0 447,0 2439,0">
            <text:p/>
          </draw:polyline>
          <draw:frame draw:style-name="gr8" draw:text-style-name="P4" draw:layer="layout" svg:width="2.117cm" svg:height="0.791cm" svg:x="8.374cm" svg:y="90.392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9.897cm" svg:height="1.674cm" svg:x="22.988cm" svg:y="89.95cm" svg:viewBox="0 0 9898 1675" svg:d="M837 1675h8224c147 0 291-39 418-112 128-74 233-179 307-307 73-127 112-271 112-419 0-147-39-291-112-418-74-128-179-233-307-307-127-73-271-112-418-112h-8224c-147 0-291 39-418 112-128 74-233 179-307 307-73 127-112 271-112 419 0 147 39 291 112 418 74 128 179 233 307 307 127 73 271 112 418 112z">
              <text:p/>
            </draw:path>
            <draw:path draw:style-name="gr10" draw:text-style-name="P2" draw:layer="layout" svg:width="9.897cm" svg:height="1.674cm" svg:x="22.988cm" svg:y="89.95cm" svg:viewBox="0 0 9898 1675" svg:d="M837 1675h8224c147 0 291-39 418-112 128-74 233-179 307-307 73-127 112-271 112-419 0-147-39-291-112-418-74-128-179-233-307-307-127-73-271-112-418-112h-8224c-147 0-291 39-418 112-128 74-233 179-307 307-73 127-112 271-112 419 0 147 39 291 112 418 74 128 179 233 307 307 127 73 271 112 418 112z">
              <text:p/>
            </draw:path>
          </draw:g>
          <draw:frame draw:style-name="gr26" draw:text-style-name="P4" draw:layer="layout" svg:width="9.897cm" svg:height="1.674cm" svg:x="22.988cm" svg:y="89.95cm">
            <draw:text-box>
              <text:p text:style-name="P3"><text:span text:style-name="T5">Har du modtaget hjælp efter lov om aktiv socialpolitik eller integrationsloven inden for de seneste 2 år eller modtaget ydelser efter disse love i mere end 3 måneder inden for de seneste 9 år?</text:span></text:p>
            </draw:text-box>
          </draw:frame>
        </draw:g>
        <draw:g>
          <draw:line draw:style-name="gr2" draw:text-style-name="P2" draw:layer="layout" svg:x1="27.936cm" svg:y1="91.624cm" svg:x2="27.936cm" svg:y2="92.624cm">
            <text:p/>
          </draw:line>
          <draw:frame draw:style-name="gr8" draw:text-style-name="P4" draw:layer="layout" svg:width="2.117cm" svg:height="0.791cm" svg:x="26.878cm" svg:y="91.729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6.31cm" svg:height="1cm" svg:x="24.781cm" svg:y="92.625cm" svg:viewBox="0 0 6311 1001" svg:d="M500 1001h5311c88 0 174-23 250-67s139-107 183-183 67-163 67-251c0-87-23-174-67-250s-107-139-183-183-162-67-250-67h-5311c-88 0-174 23-250 67s-139 107-183 183-67 163-67 251c0 87 23 174 67 250s107 139 183 183 162 67 250 67z">
              <text:p/>
            </draw:path>
            <draw:path draw:style-name="gr10" draw:text-style-name="P2" draw:layer="layout" svg:width="6.31cm" svg:height="1cm" svg:x="24.781cm" svg:y="92.625cm" svg:viewBox="0 0 6311 1001" svg:d="M500 1001h5311c88 0 174-23 250-67s139-107 183-183 67-163 67-251c0-87-23-174-67-250s-107-139-183-183-162-67-250-67h-5311c-88 0-174 23-250 67s-139 107-183 183-67 163-67 251c0 87 23 174 67 250s107 139 183 183 162 67 250 67z">
              <text:p/>
            </draw:path>
          </draw:g>
          <draw:frame draw:style-name="gr20" draw:text-style-name="P4" draw:layer="layout" svg:width="6.31cm" svg:height="1cm" svg:x="24.781cm" svg:y="92.625cm">
            <draw:text-box>
              <text:p text:style-name="P3"><text:span text:style-name="T5">Har du bestået prøve i Dansk 2 eller tilsvarende? (link???)</text:span></text:p>
            </draw:text-box>
          </draw:frame>
        </draw:g>
        <draw:g>
          <draw:polyline draw:style-name="gr2" draw:text-style-name="P2" draw:layer="layout" svg:width="1.613cm" svg:height="0cm" svg:x="32.885cm" svg:y="90.787cm" svg:viewBox="0 0 1614 0" draw:points="0,0 448,0 448,0 1614,0">
            <text:p/>
          </draw:polyline>
          <draw:frame draw:style-name="gr8" draw:text-style-name="P4" draw:layer="layout" svg:width="2.117cm" svg:height="0.791cm" svg:x="32.632cm" svg:y="90.392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3.188cm" svg:height="1.35cm" svg:x="34.498cm" svg:y="90.112cm" svg:viewBox="0 0 3189 1351" svg:d="M675 1351h1840c118 0 234-31 337-90 103-60 188-145 247-248 59-102 90-219 90-338 0-118-31-235-90-337-59-103-144-188-247-248-103-59-219-90-337-90h-1840c-118 0-234 31-337 90-103 60-188 145-247 248-59 102-91 219-91 338 0 118 32 235 91 337 59 103 144 188 247 248 103 59 219 90 337 90z">
              <text:p/>
            </draw:path>
            <draw:path draw:style-name="gr10" draw:text-style-name="P2" draw:layer="layout" svg:width="3.188cm" svg:height="1.35cm" svg:x="34.498cm" svg:y="90.112cm" svg:viewBox="0 0 3189 1351" svg:d="M675 1351h1840c118 0 234-31 337-90 103-60 188-145 247-248 59-102 90-219 90-338 0-118-31-235-90-337-59-103-144-188-247-248-103-59-219-90-337-90h-1840c-118 0-234 31-337 90-103 60-188 145-247 248-59 102-91 219-91 338 0 118 32 235 91 337 59 103 144 188 247 248 103 59 219 90 337 90z">
              <text:p/>
            </draw:path>
          </draw:g>
          <draw:frame draw:style-name="gr19" draw:text-style-name="P4" draw:layer="layout" svg:width="3.188cm" svg:height="1.35cm" svg:x="34.498cm" svg:y="90.112cm">
            <draw:text-box>
              <text:p text:style-name="P3"><text:span text:style-name="T5">Så kan du ikke få statsborgerskab</text:span></text:p>
            </draw:text-box>
          </draw:frame>
        </draw:g>
        <draw:g>
          <draw:line draw:style-name="gr2" draw:text-style-name="P2" draw:layer="layout" svg:x1="25.257cm" svg:y1="93.624cm" svg:x2="8.212cm" svg:y2="96.801cm">
            <text:p/>
          </draw:line>
          <draw:frame draw:style-name="gr8" draw:text-style-name="P4" draw:layer="layout" svg:width="2.117cm" svg:height="0.791cm" svg:x="15.676cm" svg:y="94.816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9.897cm" svg:height="2.546cm" svg:x="10.652cm" svg:y="89.514cm" svg:viewBox="0 0 9898 2547" svg:d="M1273 2547h7353c223 0 443-59 636-171 194-111 354-272 466-466 112-193 170-413 170-637 0-223-58-443-170-636-112-194-272-355-466-466-193-112-413-171-636-171h-7353c-223 0-443 59-636 171-194 111-354 272-466 466-112 193-171 413-171 637 0 223 59 443 171 636 112 194 272 355 466 466 193 112 413 171 636 171z">
              <text:p/>
            </draw:path>
            <draw:path draw:style-name="gr10" draw:text-style-name="P2" draw:layer="layout" svg:width="9.897cm" svg:height="2.546cm" svg:x="10.652cm" svg:y="89.514cm" svg:viewBox="0 0 9898 2547" svg:d="M1273 2547h7353c223 0 443-59 636-171 194-111 354-272 466-466 112-193 170-413 170-637 0-223-58-443-170-636-112-194-272-355-466-466-193-112-413-171-636-171h-7353c-223 0-443 59-636 171-194 111-354 272-466 466-112 193-171 413-171 637 0 223 59 443 171 636 112 194 272 355 466 466 193 112 413 171 636 171z">
              <text:p/>
            </draw:path>
          </draw:g>
          <draw:frame draw:style-name="gr27" draw:text-style-name="P4" draw:layer="layout" svg:width="9.897cm" svg:height="2.546cm" svg:x="10.652cm" svg:y="89.514cm">
            <draw:text-box>
              <text:p text:style-name="P3"><text:span text:style-name="T8">Er du en af følgende?</text:span></text:p>
              <text:p text:style-name="P3"><text:span text:style-name="T8">- med bopæl på Færøerne eller i Grønland</text:span></text:p>
              <text:p text:style-name="P3"><text:span text:style-name="T8">- svensk- eller norsktalend</text:span></text:p>
              <text:p text:style-name="P3"><text:span text:style-name="T8">- dansksindet sydslesviger</text:span></text:p>
              <text:p text:style-name="P3"><text:span text:style-name="T8">- født i perioden fra den 1. januar 1961 til den 31. december 1978 af en dansk mor, og nu har bopæl i udlandet</text:span></text:p>
            </draw:text-box>
          </draw:frame>
        </draw:g>
        <draw:g>
          <draw:polyline draw:style-name="gr2" draw:text-style-name="P2" draw:layer="layout" svg:width="2.438cm" svg:height="0cm" svg:x="20.548cm" svg:y="90.787cm" svg:viewBox="0 0 2439 0" draw:points="0,0 447,0 447,0 2439,0">
            <text:p/>
          </draw:polyline>
          <draw:frame draw:style-name="gr8" draw:text-style-name="P4" draw:layer="layout" svg:width="2.117cm" svg:height="0.791cm" svg:x="20.71cm" svg:y="90.391cm">
            <draw:text-box>
              <text:p text:style-name="P3"><text:span text:style-name="T1">Nej</text:span></text:p>
            </draw:text-box>
          </draw:frame>
        </draw:g>
        <draw:g>
          <draw:g>
            <draw:polygon draw:style-name="gr1" draw:text-style-name="P1" draw:layer="layout" svg:width="5.45cm" svg:height="1.5cm" svg:x="2.763cm" svg:y="104.168cm" svg:viewBox="0 0 5451 1501" draw:points="0,1501 5451,1501 5451,0 0,0">
              <text:p/>
            </draw:polygon>
            <draw:polygon draw:style-name="gr4" draw:text-style-name="P2" draw:layer="layout" svg:width="5.45cm" svg:height="1.5cm" svg:x="2.763cm" svg:y="104.168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763cm" svg:y="104.168cm">
            <draw:text-box>
              <text:p text:style-name="P5"><text:span text:style-name="T9">3.800 kr</text:span></text:p>
            </draw:text-box>
          </draw:frame>
        </draw:g>
        <draw:g>
          <draw:polyline draw:style-name="gr2" draw:text-style-name="P2" draw:layer="layout" svg:width="0cm" svg:height="6.11cm" svg:x="5.487cm" svg:y="98.057cm" svg:viewBox="0 0 0 6111" draw:points="0,0 0,447 0,447 0,6111">
            <text:p/>
          </draw:polyline>
          <draw:frame draw:style-name="gr8" draw:text-style-name="P4" draw:layer="layout" svg:width="2.117cm" svg:height="0.791cm" svg:x="4.429cm" svg:y="100.717cm">
            <draw:text-box>
              <text:p text:style-name="P3"><text:span text:style-name="T1">Ja</text:span></text:p>
            </draw:text-box>
          </draw:frame>
        </draw:g>
        <draw:g>
          <draw:line draw:style-name="gr2" draw:text-style-name="P2" draw:layer="layout" svg:x1="8.212cm" svg:y1="97.307cm" svg:x2="18.611cm" svg:y2="97.307cm">
            <text:p/>
          </draw:line>
          <draw:frame draw:style-name="gr8" draw:text-style-name="P4" draw:layer="layout" svg:width="2.117cm" svg:height="0.791cm" svg:x="12.354cm" svg:y="96.912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9.897cm" svg:height="4.869cm" svg:x="18.612cm" svg:y="94.873cm" svg:viewBox="0 0 9898 4870" svg:d="M2434 4870h5030c427 0 847-113 1217-326 370-214 677-521 891-891 214-371 326-791 326-1218s-112-847-326-1218c-214-370-521-677-891-891-370-213-790-326-1217-326h-5030c-427 0-847 113-1217 326-370 214-677 521-891 892-214 370-326 790-326 1217s112 847 326 1218c214 370 521 677 891 891 370 213 790 326 1217 326z">
              <text:p/>
            </draw:path>
            <draw:path draw:style-name="gr10" draw:text-style-name="P2" draw:layer="layout" svg:width="9.897cm" svg:height="4.869cm" svg:x="18.612cm" svg:y="94.873cm" svg:viewBox="0 0 9898 4870" svg:d="M2434 4870h5030c427 0 847-113 1217-326 370-214 677-521 891-891 214-371 326-791 326-1218s-112-847-326-1218c-214-370-521-677-891-891-370-213-790-326-1217-326h-5030c-427 0-847 113-1217 326-370 214-677 521-891 892-214 370-326 790-326 1217s112 847 326 1218c214 370 521 677 891 891 370 213 790 326 1217 326z">
              <text:p/>
            </draw:path>
          </draw:g>
          <draw:frame draw:style-name="gr28" draw:text-style-name="P4" draw:layer="layout" svg:width="9.897cm" svg:height="4.869cm" svg:x="18.612cm" svg:y="94.873cm">
            <draw:text-box>
              <text:p text:style-name="P3"><text:span text:style-name="T5">Er du en af følgende?</text:span></text:p>
              <text:p text:style-name="P3"><text:span text:style-name="T5">- barn under 12 år, som søger om statsborgerskab uden deres forældre</text:span></text:p>
              <text:p text:style-name="P3"><text:span text:style-name="T5">- barn, der er fyldt 12 år, og som søger om statsborgerskab uden deres forældre, men endnu ikke har aflagt Folkeskolens afgangsprøve (9. eller 10. klasse)</text:span></text:p>
              <text:p text:style-name="P3"><text:span text:style-name="T5">- barn, der før det fyldte 12. år, adopteres af danske statsborgere, og som ikke har ophold i Danmark</text:span></text:p>
              <text:p text:style-name="P3"><text:span text:style-name="T5">- med bopæl på Færøerne eller i Grønland</text:span></text:p>
              <text:p text:style-name="P3"><text:span text:style-name="T5">- svensk- eller norsktalende, der har bestået en afgangsprøve fra en svensk- eller norsksproget grundskole</text:span></text:p>
              <text:p text:style-name="P3"><text:span text:style-name="T5">- dansksindet sydslesviger</text:span></text:p>
              <text:p text:style-name="P3"><text:span text:style-name="T5">- født i perioden fra den 1. januar 1961 til den 31. december 1978 af en dansk mor, og nu har bopæl i udlandet.</text:span></text:p>
              <text:p text:style-name="P3"><text:span text:style-name="T5"/></text:p>
            </draw:text-box>
          </draw:frame>
        </draw:g>
        <draw:g>
          <draw:line draw:style-name="gr2" draw:text-style-name="P2" draw:layer="layout" svg:x1="31.092cm" svg:y1="93.125cm" svg:x2="34.841cm" svg:y2="93.125cm">
            <text:p/>
          </draw:line>
          <draw:frame draw:style-name="gr8" draw:text-style-name="P4" draw:layer="layout" svg:width="2.117cm" svg:height="0.791cm" svg:x="31.908cm" svg:y="92.729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2.5cm" svg:height="1cm" svg:x="34.841cm" svg:y="92.625cm" svg:viewBox="0 0 2501 1001" svg:d="M500 1001h1501c88 0 174-23 250-67s139-107 183-183 67-163 67-251c0-87-23-174-67-250s-107-139-183-183-162-67-250-67h-1501c-88 0-174 23-250 67s-139 107-183 183-67 163-67 251c0 87 23 174 67 250s107 139 183 183 162 67 250 67z">
              <text:p/>
            </draw:path>
            <draw:path draw:style-name="gr10" draw:text-style-name="P2" draw:layer="layout" svg:width="2.5cm" svg:height="1cm" svg:x="34.841cm" svg:y="92.625cm" svg:viewBox="0 0 2501 1001" svg:d="M500 1001h1501c88 0 174-23 250-67s139-107 183-183 67-163 67-251c0-87-23-174-67-250s-107-139-183-183-162-67-250-67h-1501c-88 0-174 23-250 67s-139 107-183 183-67 163-67 251c0 87 23 174 67 250s107 139 183 183 162 67 250 67z">
              <text:p/>
            </draw:path>
          </draw:g>
          <draw:frame draw:style-name="gr20" draw:text-style-name="P4" draw:layer="layout" svg:width="2.5cm" svg:height="1cm" svg:x="34.841cm" svg:y="92.625cm">
            <draw:text-box>
              <text:p text:style-name="P3"><text:span text:style-name="T5">Så kan du ikke få statsborgerskab</text:span></text:p>
            </draw:text-box>
          </draw:frame>
        </draw:g>
        <draw:g>
          <draw:line draw:style-name="gr2" draw:text-style-name="P2" draw:layer="layout" svg:x1="13.626cm" svg:y1="92.06cm" svg:x2="6.65cm" svg:y2="96.558cm">
            <text:p/>
          </draw:line>
          <draw:frame draw:style-name="gr8" draw:text-style-name="P4" draw:layer="layout" svg:width="2.117cm" svg:height="0.791cm" svg:x="9.08cm" svg:y="93.913cm">
            <draw:text-box>
              <text:p text:style-name="P3"><text:span text:style-name="T1">Ja</text:span></text:p>
            </draw:text-box>
          </draw:frame>
        </draw:g>
        <draw:g>
          <draw:g>
            <draw:polygon draw:style-name="gr1" draw:text-style-name="P1" draw:layer="layout" svg:width="5.45cm" svg:height="1.5cm" svg:x="2.763cm" svg:y="107.428cm" svg:viewBox="0 0 5451 1501" draw:points="0,1501 5451,1501 5451,0 0,0">
              <text:p/>
            </draw:polygon>
            <draw:polygon draw:style-name="gr4" draw:text-style-name="P2" draw:layer="layout" svg:width="5.45cm" svg:height="1.5cm" svg:x="2.763cm" svg:y="107.428cm" svg:viewBox="0 0 5451 1501" draw:points="0,1501 5451,1501 5451,0 0,0">
              <text:p/>
            </draw:polygon>
          </draw:g>
          <draw:frame draw:style-name="gr5" draw:text-style-name="P6" draw:layer="layout" svg:width="5.45cm" svg:height="1.5cm" svg:x="2.763cm" svg:y="107.428cm">
            <draw:text-box>
              <text:p text:style-name="P5"><text:span text:style-name="T1">Har du været udrejst fra Danmark i mere end 4 uger?</text:span></text:p>
            </draw:text-box>
          </draw:frame>
        </draw:g>
        <draw:g>
          <draw:polyline draw:style-name="gr2" draw:text-style-name="P2" draw:layer="layout" svg:width="5.829cm" svg:height="0cm" svg:x="28.508cm" svg:y="97.307cm" svg:viewBox="0 0 5830 0" draw:points="0,0 447,0 447,0 5830,0">
            <text:p/>
          </draw:polyline>
          <draw:frame draw:style-name="gr8" draw:text-style-name="P4" draw:layer="layout" svg:width="2.117cm" svg:height="0.791cm" svg:x="30.365cm" svg:y="96.912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3.506cm" svg:height="1.35cm" svg:x="34.339cm" svg:y="96.633cm" svg:viewBox="0 0 3507 1351" svg:d="M675 1351h2158c118 0 234-31 337-90 103-60 188-145 247-248 59-102 90-219 90-338 0-118-31-235-90-337-59-103-144-188-247-248-103-59-219-90-337-90h-2158c-118 0-234 31-337 90-103 60-188 145-247 248-59 102-91 219-91 338 0 118 32 235 91 337 59 103 144 188 247 248 103 59 219 90 337 90z">
              <text:p/>
            </draw:path>
            <draw:path draw:style-name="gr10" draw:text-style-name="P2" draw:layer="layout" svg:width="3.506cm" svg:height="1.35cm" svg:x="34.339cm" svg:y="96.633cm" svg:viewBox="0 0 3507 1351" svg:d="M675 1351h2158c118 0 234-31 337-90 103-60 188-145 247-248 59-102 90-219 90-338 0-118-31-235-90-337-59-103-144-188-247-248-103-59-219-90-337-90h-2158c-118 0-234 31-337 90-103 60-188 145-247 248-59 102-91 219-91 338 0 118 32 235 91 337 59 103 144 188 247 248 103 59 219 90 337 90z">
              <text:p/>
            </draw:path>
          </draw:g>
          <draw:frame draw:style-name="gr19" draw:text-style-name="P4" draw:layer="layout" svg:width="3.506cm" svg:height="1.35cm" svg:x="34.339cm" svg:y="96.633cm">
            <draw:text-box>
              <text:p text:style-name="P3"><text:span text:style-name="T5">Så kan du ikke få statsborgerskab</text:span></text:p>
            </draw:text-box>
          </draw:frame>
        </draw:g>
        <draw:g>
          <draw:line draw:style-name="gr2" draw:text-style-name="P2" draw:layer="layout" svg:x1="19.37cm" svg:y1="99.072cm" svg:x2="7.268cm" svg:y2="104.169cm">
            <text:p/>
          </draw:line>
          <draw:frame draw:style-name="gr8" draw:text-style-name="P4" draw:layer="layout" svg:width="2.117cm" svg:height="0.791cm" svg:x="12.261cm" svg:y="101.225cm">
            <draw:text-box>
              <text:p text:style-name="P3"><text:span text:style-name="T1">Ja</text:span></text:p>
            </draw:text-box>
          </draw:frame>
        </draw:g>
        <draw:g>
          <draw:line draw:style-name="gr2" draw:text-style-name="P2" draw:layer="layout" svg:x1="8.342cm" svg:y1="13.623cm" svg:x2="13.161cm" svg:y2="14.834cm">
            <text:p/>
          </draw:line>
          <draw:frame draw:style-name="gr13" draw:text-style-name="P4" draw:layer="layout" svg:width="2.481cm" svg:height="0.706cm" svg:x="9.511cm" svg:y="13.875cm">
            <draw:text-box>
              <text:p text:style-name="P3"><text:span text:style-name="T4">EU statsborger</text:span></text:p>
            </draw:text-box>
          </draw:frame>
        </draw:g>
        <draw:g>
          <draw:path draw:style-name="gr9" draw:text-style-name="P7" draw:layer="layout" svg:width="2.498cm" svg:height="1cm" svg:x="13.068cm" svg:y="14.623cm" svg:viewBox="0 0 2499 1001" svg:d="M499 1001h1501c88 0 174-23 250-67s139-107 183-183c43-76 66-163 66-251 0-87-23-174-66-250-44-76-107-139-183-183s-162-67-250-67h-1501c-88 0-174 23-250 67s-139 107-183 183c-43 76-66 163-66 251 0 87 23 174 66 250 44 76 107 139 183 183s162 67 250 67z">
            <text:p/>
          </draw:path>
          <draw:path draw:style-name="gr10" draw:text-style-name="P2" draw:layer="layout" svg:width="2.498cm" svg:height="1cm" svg:x="13.068cm" svg:y="14.623cm" svg:viewBox="0 0 2499 1001" svg:d="M499 1001h1501c88 0 174-23 250-67s139-107 183-183c43-76 66-163 66-251 0-87-23-174-66-250-44-76-107-139-183-183s-162-67-250-67h-1501c-88 0-174 23-250 67s-139 107-183 183c-43 76-66 163-66 251 0 87 23 174 66 250 44 76 107 139 183 183s162 67 250 67z">
            <text:p/>
          </draw:path>
        </draw:g>
        <draw:g>
          <draw:g>
            <draw:path draw:style-name="gr9" draw:text-style-name="P7" draw:layer="layout" svg:width="4.615cm" svg:height="1.618cm" svg:x="11.599cm" svg:y="17.849cm" svg:viewBox="0 0 4616 1619" svg:d="M809 1619h2998c142 0 281-37 404-108 123-72 226-174 297-297s108-262 108-405c0-142-37-281-108-404s-174-225-297-297c-123-71-262-108-404-108h-2998c-142 0-281 37-404 108-123 72-226 174-297 297s-108 262-108 405c0 142 37 281 108 404s174 225 297 297c123 71 262 108 404 108z">
              <text:p/>
            </draw:path>
            <draw:path draw:style-name="gr10" draw:text-style-name="P2" draw:layer="layout" svg:width="4.615cm" svg:height="1.618cm" svg:x="11.599cm" svg:y="17.849cm" svg:viewBox="0 0 4616 1619" svg:d="M809 1619h2998c142 0 281-37 404-108 123-72 226-174 297-297s108-262 108-405c0-142-37-281-108-404s-174-225-297-297c-123-71-262-108-404-108h-2998c-142 0-281 37-404 108-123 72-226 174-297 297s-108 262-108 405c0 142 37 281 108 404s174 225 297 297c123 71 262 108 404 108z">
              <text:p/>
            </draw:path>
          </draw:g>
          <draw:frame draw:style-name="gr29" draw:text-style-name="P4" draw:layer="layout" svg:width="4.615cm" svg:height="1.618cm" svg:x="11.599cm" svg:y="17.849cm">
            <draw:text-box>
              <text:p text:style-name="P3"><text:span text:style-name="T5">Har du, sammenlagt, været på udlandsophold i mere end 2 år, over de seneste 9 år?</text:span></text:p>
            </draw:text-box>
          </draw:frame>
        </draw:g>
        <draw:g>
          <draw:line draw:style-name="gr2" draw:text-style-name="P2" draw:layer="layout" svg:x1="16.213cm" svg:y1="18.626cm" svg:x2="20.282cm" svg:y2="18.566cm">
            <text:p/>
          </draw:line>
          <draw:frame draw:style-name="gr8" draw:text-style-name="P4" draw:layer="layout" svg:width="2.117cm" svg:height="0.791cm" svg:x="17.189cm" svg:y="18.2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7.735cm" svg:height="2.9cm" svg:x="20.28cm" svg:y="17.06cm" svg:viewBox="0 0 7736 2901" svg:d="M1449 2901h4838c254 0 504-67 725-194 220-128 403-311 530-531 128-221 194-471 194-726 0-254-66-504-194-725-127-220-310-403-530-531-221-127-471-194-725-194h-4838c-254 0-504 67-725 194-220 128-403 311-530 531-128 221-194 471-194 726 0 254 66 504 194 725 127 220 310 403 530 531 221 127 471 194 725 194z">
              <text:p/>
            </draw:path>
            <draw:path draw:style-name="gr10" draw:text-style-name="P2" draw:layer="layout" svg:width="7.735cm" svg:height="2.9cm" svg:x="20.28cm" svg:y="17.06cm" svg:viewBox="0 0 7736 2901" svg:d="M1449 2901h4838c254 0 504-67 725-194 220-128 403-311 530-531 128-221 194-471 194-726 0-254-66-504-194-725-127-220-310-403-530-531-221-127-471-194-725-194h-4838c-254 0-504 67-725 194-220 128-403 311-530 531-128 221-194 471-194 726 0 254 66 504 194 725 127 220 310 403 530 531 221 127 471 194 725 194z">
              <text:p/>
            </draw:path>
          </draw:g>
          <draw:frame draw:style-name="gr30" draw:text-style-name="P4" draw:layer="layout" svg:width="7.737cm" svg:height="2.9cm" svg:x="20.28cm" svg:y="17.06cm">
            <draw:text-box>
              <text:p text:style-name="P3"><text:span text:style-name="T5">Er du en af følgende?</text:span></text:p>
              <text:p text:style-name="P3"><text:span text:style-name="T5">- Flygtning</text:span></text:p>
              <text:p text:style-name="P3"><text:span text:style-name="T5">- Nordisk statsborger</text:span></text:p>
              <text:p text:style-name="P3"><text:span text:style-name="T5">- Gift med en dansk statsborger</text:span></text:p>
              <text:p text:style-name="P3"><text:span text:style-name="T5">- indrejst inden du fyldt 15 år</text:span></text:p>
              <text:p text:style-name="P3"><text:span text:style-name="T5">- Uddannet i Danmark</text:span></text:p>
              <text:p text:style-name="P3"><text:span text:style-name="T5">- Tidligere dansk statsborger</text:span></text:p>
              <text:p text:style-name="P3"><text:span text:style-name="T5">- Født mellem 1/1/1961 og 31/12/1978 af dansk mor</text:span></text:p>
            </draw:text-box>
          </draw:frame>
        </draw:g>
        <draw:g>
          <draw:line draw:style-name="gr2" draw:text-style-name="P2" draw:layer="layout" svg:x1="28.017cm" svg:y1="18.51cm" svg:x2="32.026cm" svg:y2="18.51cm">
            <text:p/>
          </draw:line>
          <draw:frame draw:style-name="gr8" draw:text-style-name="P4" draw:layer="layout" svg:width="2.117cm" svg:height="0.791cm" svg:x="28.963cm" svg:y="18.115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2.5cm" svg:height="1cm" svg:x="32.026cm" svg:y="18.01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10" draw:text-style-name="P2" draw:layer="layout" svg:width="2.5cm" svg:height="1cm" svg:x="32.026cm" svg:y="18.01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20" draw:text-style-name="P4" draw:layer="layout" svg:width="2.5cm" svg:height="1cm" svg:x="32.026cm" svg:y="18.01cm">
            <draw:text-box>
              <text:p text:style-name="P3"><text:span text:style-name="T5">Så kan du ikke få statsborgerskab</text:span></text:p>
            </draw:text-box>
          </draw:frame>
        </draw:g>
        <draw:g>
          <draw:line draw:style-name="gr2" draw:text-style-name="P2" draw:layer="layout" svg:x1="27.04cm" svg:y1="17.14cm" svg:x2="28.482cm" svg:y2="16.456cm">
            <text:p/>
          </draw:line>
          <draw:frame draw:style-name="gr31" draw:text-style-name="P4" draw:layer="layout" svg:width="3.81cm" svg:height="0.623cm" svg:x="25.856cm" svg:y="16.487cm">
            <draw:text-box>
              <text:p text:style-name="P3"><text:span text:style-name="T2">Gift med en dansk statsborger</text:span></text:p>
            </draw:text-box>
          </draw:frame>
        </draw:g>
        <draw:g>
          <draw:path draw:style-name="gr9" draw:text-style-name="P7" draw:layer="layout" svg:width="2.498cm" svg:height="1cm" svg:x="28.19cm" svg:y="15.502cm" svg:viewBox="0 0 2499 1001" svg:d="M499 1001h1501c88 0 174-23 250-67s139-107 183-183c43-76 66-163 66-251 0-87-23-174-66-250-44-76-107-139-183-183s-162-67-250-67h-1501c-88 0-174 23-250 67s-139 107-183 183c-43 76-66 163-66 251 0 87 23 174 66 250 44 76 107 139 183 183s162 67 250 67z">
            <text:p/>
          </draw:path>
          <draw:path draw:style-name="gr10" draw:text-style-name="P2" draw:layer="layout" svg:width="2.498cm" svg:height="1cm" svg:x="28.19cm" svg:y="15.502cm" svg:viewBox="0 0 2499 1001" svg:d="M499 1001h1501c88 0 174-23 250-67s139-107 183-183c43-76 66-163 66-251 0-87-23-174-66-250-44-76-107-139-183-183s-162-67-250-67h-1501c-88 0-174 23-250 67s-139 107-183 183c-43 76-66 163-66 251 0 87 23 174 66 250 44 76 107 139 183 183s162 67 250 67z">
            <text:p/>
          </draw:path>
        </draw:g>
        <draw:g>
          <draw:path draw:style-name="gr9" draw:text-style-name="P7" draw:layer="layout" svg:width="2.5cm" svg:height="1cm" svg:x="24.457cm" svg:y="14.749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<text:p/>
          </draw:path>
          <draw:path draw:style-name="gr10" draw:text-style-name="P2" draw:layer="layout" svg:width="2.5cm" svg:height="1cm" svg:x="24.457cm" svg:y="14.749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<text:p/>
          </draw:path>
        </draw:g>
        <draw:g>
          <draw:path draw:style-name="gr9" draw:text-style-name="P7" draw:layer="layout" svg:width="2.498cm" svg:height="1cm" svg:x="20.28cm" svg:y="15.115cm" svg:viewBox="0 0 2499 1001" svg:d="M499 1001h1501c88 0 174-23 250-67s139-107 183-183c43-76 66-163 66-251 0-87-23-174-66-250-44-76-107-139-183-183s-162-67-250-67h-1501c-88 0-174 23-250 67s-139 107-183 183c-43 76-66 163-66 251 0 87 23 174 66 250 44 76 107 139 183 183s162 67 250 67z">
            <text:p/>
          </draw:path>
          <draw:path draw:style-name="gr10" draw:text-style-name="P2" draw:layer="layout" svg:width="2.498cm" svg:height="1cm" svg:x="20.28cm" svg:y="15.115cm" svg:viewBox="0 0 2499 1001" svg:d="M499 1001h1501c88 0 174-23 250-67s139-107 183-183c43-76 66-163 66-251 0-87-23-174-66-250-44-76-107-139-183-183s-162-67-250-67h-1501c-88 0-174 23-250 67s-139 107-183 183c-43 76-66 163-66 251 0 87 23 174 66 250 44 76 107 139 183 183s162 67 250 67z">
            <text:p/>
          </draw:path>
        </draw:g>
        <draw:g>
          <draw:line draw:style-name="gr2" draw:text-style-name="P2" draw:layer="layout" svg:x1="24.841cm" svg:y1="17.062cm" svg:x2="25.469cm" svg:y2="15.749cm">
            <text:p/>
          </draw:line>
          <draw:frame draw:style-name="gr31" draw:text-style-name="P4" draw:layer="layout" svg:width="2.603cm" svg:height="0.623cm" svg:x="23.853cm" svg:y="16.093cm">
            <draw:text-box>
              <text:p text:style-name="P3"><text:span text:style-name="T2">Nordisk statsborger</text:span></text:p>
            </draw:text-box>
          </draw:frame>
        </draw:g>
        <draw:g>
          <draw:line draw:style-name="gr2" draw:text-style-name="P2" draw:layer="layout" svg:x1="22.838cm" svg:y1="17.062cm" svg:x2="21.982cm" svg:y2="16.115cm">
            <text:p/>
          </draw:line>
          <draw:frame draw:style-name="gr31" draw:text-style-name="P4" draw:layer="layout" svg:width="1.411cm" svg:height="0.623cm" svg:x="21.704cm" svg:y="16.276cm">
            <draw:text-box>
              <text:p text:style-name="P3"><text:span text:style-name="T2">Flygtning</text:span></text:p>
            </draw:text-box>
          </draw:frame>
        </draw:g>
        <draw:g>
          <draw:polyline draw:style-name="gr2" draw:text-style-name="P2" draw:layer="layout" svg:width="0.144cm" svg:height="2.794cm" svg:x="5.541cm" svg:y="55.458cm" svg:viewBox="0 0 145 2795" draw:points="145,0 145,447 0,447 0,2795">
            <text:p/>
          </draw:polyline>
          <draw:frame draw:style-name="gr8" draw:text-style-name="P4" draw:layer="layout" svg:width="2.117cm" svg:height="0.791cm" svg:x="4.483cm" svg:y="56.388cm">
            <draw:text-box>
              <text:p text:style-name="P3"><text:span text:style-name="T1">Nej</text:span></text:p>
            </draw:text-box>
          </draw:frame>
        </draw:g>
        <draw:g>
          <draw:line draw:style-name="gr2" draw:text-style-name="P2" draw:layer="layout" svg:x1="13.594cm" svg:y1="19.467cm" svg:x2="12.985cm" svg:y2="21.037cm">
            <text:p/>
          </draw:line>
          <draw:frame draw:style-name="gr8" draw:text-style-name="P4" draw:layer="layout" svg:width="2.117cm" svg:height="0.791cm" svg:x="12.231cm" svg:y="19.856cm">
            <draw:text-box>
              <text:p text:style-name="P3"><text:span text:style-name="T1">Nej</text:span></text:p>
            </draw:text-box>
          </draw:frame>
        </draw:g>
        <draw:g xml:id="id3" draw:id="id3">
          <draw:g>
            <draw:path draw:style-name="gr9" draw:text-style-name="P7" draw:layer="layout" svg:width="4.256cm" svg:height="1.724cm" svg:x="10.524cm" svg:y="21.036cm" svg:viewBox="0 0 4257 1725" svg:d="M862 1725h2533c151 0 300-40 431-116 131-75 240-184 315-315 76-131 116-280 116-432 0-151-40-300-116-431-75-131-184-240-315-315-131-76-280-116-431-116h-2533c-151 0-300 40-431 116-131 75-240 184-315 315-76 131-116 280-116 432 0 151 40 300 116 431 75 131 184 240 315 315 131 76 280 116 431 116z">
              <text:p/>
            </draw:path>
            <draw:path draw:style-name="gr10" draw:text-style-name="P2" draw:layer="layout" svg:width="4.256cm" svg:height="1.724cm" svg:x="10.524cm" svg:y="21.036cm" svg:viewBox="0 0 4257 1725" svg:d="M862 1725h2533c151 0 300-40 431-116 131-75 240-184 315-315 76-131 116-280 116-432 0-151-40-300-116-431-75-131-184-240-315-315-131-76-280-116-431-116h-2533c-151 0-300 40-431 116-131 75-240 184-315 315-76 131-116 280-116 432 0 151 40 300 116 431 75 131 184 240 315 315 131 76 280 116 431 116z">
              <text:p/>
            </draw:path>
          </draw:g>
          <draw:frame draw:style-name="gr32" draw:text-style-name="P4" draw:layer="layout" svg:width="4.256cm" svg:height="1.724cm" svg:x="10.524cm" svg:y="21.036cm">
            <draw:text-box>
              <text:p text:style-name="P3"><text:span text:style-name="T5">Hvor længe har du, sammenlagt over de seneste 9 år, været på udlandsophold?</text:span></text:p>
            </draw:text-box>
          </draw:frame>
        </draw:g>
        <draw:g>
          <draw:line draw:style-name="gr2" draw:text-style-name="P2" draw:layer="layout" svg:x1="12.145cm" svg:y1="22.761cm" svg:x2="11.333cm" svg:y2="24.139cm">
            <text:p/>
          </draw:line>
          <draw:frame draw:style-name="gr8" draw:text-style-name="P4" draw:layer="layout" svg:width="3.232cm" svg:height="0.791cm" svg:x="10.123cm" svg:y="23.054cm">
            <draw:text-box>
              <text:p text:style-name="P3"><text:span text:style-name="T1">1 år eller mindre</text:span></text:p>
            </draw:text-box>
          </draw:frame>
        </draw:g>
        <draw:g xml:id="id2" draw:id="id2">
          <draw:g>
            <draw:path draw:style-name="gr9" draw:text-style-name="P7" draw:layer="layout" svg:width="7.471cm" svg:height="2.503cm" svg:x="21cm" svg:y="20.746cm" svg:viewBox="0 0 7472 2504" svg:d="M1251 2504h4970c219 0 435-58 625-168 191-110 349-268 458-458 110-190 168-406 168-626s-58-436-168-626c-109-190-267-348-458-458-190-110-406-168-625-168h-4970c-219 0-435 58-625 168-191 110-349 268-458 458-110 190-168 406-168 626s58 436 168 626c109 190 267 348 458 458 190 110 406 168 625 168z">
              <text:p/>
            </draw:path>
            <draw:path draw:style-name="gr10" draw:text-style-name="P2" draw:layer="layout" svg:width="7.471cm" svg:height="2.503cm" svg:x="21cm" svg:y="20.746cm" svg:viewBox="0 0 7472 2504" svg:d="M1251 2504h4970c219 0 435-58 625-168 191-110 349-268 458-458 110-190 168-406 168-626s-58-436-168-626c-109-190-267-348-458-458-190-110-406-168-625-168h-4970c-219 0-435 58-625 168-191 110-349 268-458 458-110 190-168 406-168 626s58 436 168 626c109 190 267 348 458 458 190 110 406 168 625 168z">
              <text:p/>
            </draw:path>
          </draw:g>
          <draw:frame draw:style-name="gr33" draw:text-style-name="P4" draw:layer="layout" svg:width="7.472cm" svg:height="2.503cm" svg:x="21cm" svg:y="20.746cm">
            <draw:text-box>
              <text:p text:style-name="P3"><text:span text:style-name="T5">Har dit udlandsophold KUN </text:span></text:p>
              <text:p text:style-name="P3"><text:span text:style-name="T5">været i sammenhæng med EN AF FØLGENDE?</text:span></text:p>
              <text:p text:style-name="P3"><text:span text:style-name="T5">- Uddannelse</text:span></text:p>
              <text:p text:style-name="P3"><text:span text:style-name="T5">- Aftjening af værnepligt</text:span></text:p>
              <text:p text:style-name="P3"><text:span text:style-name="T5">- Besøg hos nær familie pga. alvorlig sygdom</text:span></text:p>
            </draw:text-box>
          </draw:frame>
        </draw:g>
        <draw:g>
          <draw:line draw:style-name="gr2" draw:text-style-name="P2" draw:layer="layout" svg:x1="23.359cm" svg:y1="23.191cm" svg:x2="22.66cm" svg:y2="24.426cm">
            <text:p/>
          </draw:line>
          <draw:frame draw:style-name="gr8" draw:text-style-name="P4" draw:layer="layout" svg:width="2.117cm" svg:height="0.791cm" svg:x="21.95cm" svg:y="23.414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6.149cm" svg:height="1cm" svg:x="19.301cm" svg:y="24.426cm" svg:viewBox="0 0 6150 1001" svg:d="M499 1001h5152c88 0 174-23 250-67s139-107 183-183c43-76 66-163 66-251 0-87-23-174-66-250-44-76-107-139-183-183s-162-67-250-67h-5152c-88 0-174 23-250 67s-139 107-183 183c-43 76-66 163-66 251 0 87 23 174 66 250 44 76 107 139 183 183s162 67 250 67z">
              <text:p/>
            </draw:path>
            <draw:path draw:style-name="gr10" draw:text-style-name="P2" draw:layer="layout" svg:width="6.149cm" svg:height="1cm" svg:x="19.301cm" svg:y="24.426cm" svg:viewBox="0 0 6150 1001" svg:d="M499 1001h5152c88 0 174-23 250-67s139-107 183-183c43-76 66-163 66-251 0-87-23-174-66-250-44-76-107-139-183-183s-162-67-250-67h-5152c-88 0-174 23-250 67s-139 107-183 183c-43 76-66 163-66 251 0 87 23 174 66 250 44 76 107 139 183 183s162 67 250 67z">
              <text:p/>
            </draw:path>
          </draw:g>
          <draw:frame draw:style-name="gr20" draw:text-style-name="P4" draw:layer="layout" svg:width="6.151cm" svg:height="1cm" svg:x="19.301cm" svg:y="24.426cm">
            <draw:text-box>
              <text:p text:style-name="P3"><text:span text:style-name="T5">Har du, sammenlagt, været på udlandsophold i mere end 5 år, over de seneste 9 år?</text:span></text:p>
            </draw:text-box>
          </draw:frame>
        </draw:g>
        <draw:g xml:id="id1" draw:id="id1">
          <draw:g>
            <draw:path draw:style-name="gr9" draw:text-style-name="P7" draw:layer="layout" svg:width="6.634cm" svg:height="2.2cm" svg:x="7.368cm" svg:y="24.137cm" svg:viewBox="0 0 6635 2201" svg:d="M1100 2201h4436c193 0 382-51 550-147 167-97 306-236 402-403 97-168 147-357 147-551 0-193-50-382-147-550-96-167-235-306-402-403-168-96-357-147-550-147h-4436c-193 0-382 51-550 147-167 97-306 236-402 403-97 168-148 357-148 551 0 193 51 382 148 550 96 167 235 306 402 403 168 96 357 147 550 147z">
              <text:p/>
            </draw:path>
            <draw:path draw:style-name="gr10" draw:text-style-name="P2" draw:layer="layout" svg:width="6.634cm" svg:height="2.2cm" svg:x="7.368cm" svg:y="24.137cm" svg:viewBox="0 0 6635 2201" svg:d="M1100 2201h4436c193 0 382-51 550-147 167-97 306-236 402-403 97-168 147-357 147-551 0-193-50-382-147-550-96-167-235-306-402-403-168-96-357-147-550-147h-4436c-193 0-382 51-550 147-167 97-306 236-402 403-97 168-148 357-148 551 0 193 51 382 148 550 96 167 235 306 402 403 168 96 357 147 550 147z">
              <text:p/>
            </draw:path>
          </draw:g>
          <draw:frame draw:style-name="gr7" draw:text-style-name="P4" draw:layer="layout" svg:width="6.634cm" svg:height="2.2cm" svg:x="7.368cm" svg:y="24.137cm">
            <draw:text-box>
              <text:p text:style-name="P3"><text:span text:style-name="T5">Har du, over de seneste 12 år, haft et år hvor du, sammenlagt, var i udlandet i mere end 6 uger?  </text:span></text:p>
              <text:p text:style-name="P3"><text:span text:style-name="T5">Eller </text:span></text:p>
              <text:p text:style-name="P3"><text:span text:style-name="T5">Har du, over de seneste 12 år, haft et år hvor du var i udlandet mere end 9 gange?  </text:span></text:p>
            </draw:text-box>
          </draw:frame>
        </draw:g>
        <draw:g>
          <draw:line draw:style-name="gr2" draw:text-style-name="P2" draw:layer="layout" svg:x1="12.597cm" svg:y1="26.337cm" svg:x2="7.817cm" svg:y2="30.543cm">
            <text:p/>
          </draw:line>
          <draw:frame draw:style-name="gr34" draw:text-style-name="P4" draw:layer="layout" svg:width="4.703cm" svg:height="1.807cm" svg:x="7.855cm" svg:y="27.537cm">
            <draw:text-box>
              <text:p text:style-name="P3"><text:span text:style-name="T1">Hvis Ja: </text:span></text:p>
              <text:p text:style-name="P3"><text:span text:style-name="T1">Din sag vil blive vurderet </text:span></text:p>
              <text:p text:style-name="P3"><text:span text:style-name="T1">af indfødsretskontoret</text:span></text:p>
            </draw:text-box>
          </draw:frame>
        </draw:g>
        <draw:g>
          <draw:g>
            <draw:polygon draw:style-name="gr1" draw:text-style-name="P1" draw:layer="layout" svg:width="5.45cm" svg:height="1.8cm" svg:x="2.762cm" svg:y="112.477cm" svg:viewBox="0 0 5451 1801" draw:points="0,1801 5451,1801 5451,0 0,0">
              <text:p/>
            </draw:polygon>
            <draw:polygon draw:style-name="gr4" draw:text-style-name="P2" draw:layer="layout" svg:width="5.45cm" svg:height="1.8cm" svg:x="2.762cm" svg:y="112.477cm" svg:viewBox="0 0 5451 1801" draw:points="0,1801 5451,1801 5451,0 0,0">
              <text:p/>
            </draw:polygon>
          </draw:g>
          <draw:frame draw:style-name="gr35" draw:text-style-name="P6" draw:layer="layout" svg:width="5.45cm" svg:height="1.8cm" svg:x="2.762cm" svg:y="112.477cm">
            <draw:text-box>
              <text:p text:style-name="P5"><text:span text:style-name="T10">Kan du betale ansøgningsgebyret på 4.000 DKK? </text:span></text:p>
            </draw:text-box>
          </draw:frame>
        </draw:g>
        <draw:g>
          <draw:line draw:style-name="gr2" draw:text-style-name="P2" draw:layer="layout" svg:x1="25.453cm" svg:y1="24.926cm" svg:x2="31.762cm" svg:y2="24.926cm">
            <text:p/>
          </draw:line>
          <draw:frame draw:style-name="gr8" draw:text-style-name="P4" draw:layer="layout" svg:width="2.117cm" svg:height="0.791cm" svg:x="27.549cm" svg:y="24.531cm">
            <draw:text-box>
              <text:p text:style-name="P3"><text:span text:style-name="T1">Ja</text:span></text:p>
            </draw:text-box>
          </draw:frame>
        </draw:g>
        <draw:g>
          <draw:g>
            <draw:path draw:style-name="gr9" draw:text-style-name="P7" draw:layer="layout" svg:width="2.5cm" svg:height="1cm" svg:x="31.762cm" svg:y="24.426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10" draw:text-style-name="P2" draw:layer="layout" svg:width="2.5cm" svg:height="1cm" svg:x="31.762cm" svg:y="24.426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20" draw:text-style-name="P4" draw:layer="layout" svg:width="2.5cm" svg:height="1cm" svg:x="31.762cm" svg:y="24.426cm">
            <draw:text-box>
              <text:p text:style-name="P3"><text:span text:style-name="T5">Så kan du ikke få statsborgerskab</text:span></text:p>
            </draw:text-box>
          </draw:frame>
        </draw:g>
        <draw:g>
          <draw:line draw:style-name="gr2" draw:text-style-name="P2" draw:layer="layout" svg:x1="22.044cm" svg:y1="25.426cm" svg:x2="21.22cm" svg:y2="26.662cm">
            <text:p/>
          </draw:line>
          <draw:frame draw:style-name="gr8" draw:text-style-name="P4" draw:layer="layout" svg:width="2.117cm" svg:height="0.791cm" svg:x="20.573cm" svg:y="25.648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13.469cm" svg:height="2.9cm" svg:x="13.52cm" svg:y="26.661cm" svg:viewBox="0 0 13470 2901" svg:d="M1450 2901h10570c254 0 504-67 725-194 220-128 403-311 530-531 128-221 195-471 195-726 0-254-67-504-195-725-127-220-310-403-530-531-221-127-471-194-725-194h-10570c-254 0-504 67-725 194-220 128-403 311-530 531-128 221-195 471-195 726 0 254 67 504 195 725 127 220 310 403 530 531 221 127 471 194 725 194z">
              <text:p/>
            </draw:path>
            <draw:path draw:style-name="gr10" draw:text-style-name="P2" draw:layer="layout" svg:width="13.469cm" svg:height="2.9cm" svg:x="13.52cm" svg:y="26.661cm" svg:viewBox="0 0 13470 2901" svg:d="M1450 2901h10570c254 0 504-67 725-194 220-128 403-311 530-531 128-221 195-471 195-726 0-254-67-504-195-725-127-220-310-403-530-531-221-127-471-194-725-194h-10570c-254 0-504 67-725 194-220 128-403 311-530 531-128 221-195 471-195 726 0 254 67 504 195 725 127 220 310 403 530 531 221 127 471 194 725 194z">
              <text:p/>
            </draw:path>
          </draw:g>
          <draw:frame draw:style-name="gr30" draw:text-style-name="P4" draw:layer="layout" svg:width="13.467cm" svg:height="2.9cm" svg:x="13.52cm" svg:y="26.661cm">
            <draw:text-box>
              <text:p text:style-name="P3"><text:span text:style-name="T5">Kan du sige ja til en af følgende?</text:span></text:p>
              <text:p text:style-name="P3"><text:span text:style-name="T5">- Ophold i Danmark i sammenlagt 10 år eller mere inden du fyldte 20 år, og har gået i dansk skole under opholdet</text:span></text:p>
              <text:p text:style-name="P3"><text:span text:style-name="T5">- Ophold i Danmark i 5 år eller mere inden du fyldte 20 år, har <text:s/>uddannelse af dansk karakter og én af dine forældre er født dansk statsborger</text:span></text:p>
              <text:p text:style-name="P3"><text:span text:style-name="T5">- Uafbrudt ophold i Danmark siden sidste indrejse er større end ophold i udlandet (dog mindst 3 år), og det sammenlagte ophold i Danmark er 10 år eller mere</text:span></text:p>
            </draw:text-box>
          </draw:frame>
        </draw:g>
        <draw:g>
          <draw:line draw:style-name="gr2" draw:text-style-name="P2" draw:layer="layout" svg:x1="14.543cm" svg:y1="29.496cm" svg:x2="8.422cm" svg:y2="30.982cm">
            <text:p/>
          </draw:line>
          <draw:frame draw:style-name="gr34" draw:text-style-name="P4" draw:layer="layout" svg:width="4.607cm" svg:height="1.807cm" svg:x="9.179cm" svg:y="29.336cm">
            <draw:text-box>
              <text:p text:style-name="P3"><text:span text:style-name="T1">Hvis Ja: </text:span></text:p>
              <text:p text:style-name="P3"><text:span text:style-name="T1">Din sag vil blive vurderet</text:span></text:p>
              <text:p text:style-name="P3"><text:span text:style-name="T1">i indfødsretsudvalget</text:span></text:p>
            </draw:text-box>
          </draw:frame>
        </draw:g>
        <draw:g>
          <draw:line draw:style-name="gr2" draw:text-style-name="P2" draw:layer="layout" svg:x1="26.987cm" svg:y1="28.111cm" svg:x2="31.761cm" svg:y2="28.111cm">
            <text:p/>
          </draw:line>
          <draw:frame draw:style-name="gr8" draw:text-style-name="P4" draw:layer="layout" svg:width="2.117cm" svg:height="0.791cm" svg:x="28.316cm" svg:y="27.716cm">
            <draw:text-box>
              <text:p text:style-name="P3"><text:span text:style-name="T1">Nej</text:span></text:p>
            </draw:text-box>
          </draw:frame>
        </draw:g>
        <draw:g>
          <draw:g>
            <draw:path draw:style-name="gr9" draw:text-style-name="P7" draw:layer="layout" svg:width="2.5cm" svg:height="1cm" svg:x="31.762cm" svg:y="27.611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10" draw:text-style-name="P2" draw:layer="layout" svg:width="2.5cm" svg:height="1cm" svg:x="31.762cm" svg:y="27.611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20" draw:text-style-name="P4" draw:layer="layout" svg:width="2.5cm" svg:height="1cm" svg:x="31.762cm" svg:y="27.611cm">
            <draw:text-box>
              <text:p text:style-name="P3"><text:span text:style-name="T5">Så kan du ikke få statsborgerskab</text:span></text:p>
            </draw:text-box>
          </draw:frame>
        </draw:g>
        <draw:g>
          <draw:line draw:style-name="gr2" draw:text-style-name="P2" draw:layer="layout" svg:x1="8.416cm" svg:y1="26.336cm" svg:x2="6.261cm" svg:y2="30.544cm">
            <text:p/>
          </draw:line>
          <draw:frame draw:style-name="gr8" draw:text-style-name="P4" draw:layer="layout" svg:width="2.117cm" svg:height="0.791cm" svg:x="6.28cm" svg:y="28.044cm">
            <draw:text-box>
              <text:p text:style-name="P3"><text:span text:style-name="T1">Nej</text:span></text:p>
            </draw:text-box>
          </draw:frame>
        </draw:g>
        <draw:connector draw:style-name="gr36" draw:text-style-name="P9" draw:layer="layout" draw:type="line" svg:x1="14.003cm" svg:y1="25.237cm" svg:x2="21cm" svg:y2="21.998cm" draw:start-shape="id1" draw:start-glue-point="1" draw:end-shape="id2" svg:d="M14003 25237l6997-3239" svg:viewBox="0 0 6998 3240">
          <text:p text:style-name="P8">Ja</text:p>
        </draw:connector>
        <draw:connector draw:style-name="gr37" draw:text-style-name="P9" draw:layer="layout" draw:type="line" svg:x1="14.781cm" svg:y1="21.898cm" svg:x2="21cm" svg:y2="21.998cm" draw:start-shape="id3" draw:end-shape="id2" svg:d="M14781 21898l6219 100" svg:viewBox="0 0 6220 101">
          <text:p text:style-name="P10"><text:span text:style-name="T11">Mere end 1 år</text:span></text:p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0cm" fo:page-height="1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7-13T17:54:46.509000000</dc:date>
    <dc:description>Opret rutediagrammer, organisationsdiagrammer, diagrammer til registrering af oplysninger og procesplanlægning samt prognosediagrammer.</dc:description>
    <dc:language>da-DK</dc:language>
    <dc:title>Skabelonen flowdiagram</dc:title>
    <meta:creation-date>2021-03-02T06:51:12Z</meta:creation-date>
    <meta:initial-creator>Microsoft Corporation</meta:initial-creator>
    <meta:generator>LibreOffice/7.3.4.2$Windows_X86_64 LibreOffice_project/728fec16bd5f605073805c3c9e7c4212a0120dc5</meta:generator>
    <meta:editing-duration>PT10M8S</meta:editing-duration>
    <meta:editing-cycles>1</meta:editing-cycles>
    <meta:document-statistic meta:object-count="499"/>
  </office:meta>
</office:document-meta>
</file>